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94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ero de nota Midi</text:p>
          </table:table-cell>
          <table:table-cell office:value-type="string" calcext:value-type="string">
            <text:p>Frecuencia [Hz]</text:p>
          </table:table-cell>
          <table:table-cell office:value-type="string" calcext:value-type="string">
            <text:p>Nombre de la nota</text:p>
          </table:table-cell>
          <table:table-cell office:value-type="string" calcext:value-type="string">
            <text:p>Codigo de ardui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1/12)^([.A2]-69)*440" office:value-type="float" office:value="8.17579891564368" calcext:value-type="float">
            <text:p>8.1757989156</text:p>
          </table:table-cell>
          <table:table-cell office:value-type="string" calcext:value-type="string">
            <text:p>C</text:p>
          </table:table-cell>
          <table:table-cell table:formula="of:=CONCATENATE(TEXT([.B2];&quot;0.0000000000&quot;);&quot; / (F_CPU / 512.0 / 256) * 256, //&quot;;[.A2];&quot; - &quot;;[.C2];COM.MICROSOFT.FLOOR.PRECISE([.A2]/12-1;1))" office:value-type="string" office:string-value="8.1757989156 / (F_CPU / 512.0 / 256) * 256, //0 - C-1" calcext:value-type="string">
            <text:p>8.1757989156 / (F_CPU / 512.0 / 256) * 256, //0 - C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1/12)^([.A3]-69)*440" office:value-type="float" office:value="8.66195721802723" calcext:value-type="float">
            <text:p>8.6619572180</text:p>
          </table:table-cell>
          <table:table-cell office:value-type="string" calcext:value-type="string">
            <text:p>C#</text:p>
          </table:table-cell>
          <table:table-cell table:formula="of:=CONCATENATE(TEXT([.B3];&quot;0.0000000000&quot;);&quot; / (F_CPU / 512.0 / 256) * 256, //&quot;;[.A3];&quot; - &quot;;[.C3];COM.MICROSOFT.FLOOR.PRECISE([.A3]/12-1;1))" office:value-type="string" office:string-value="8.6619572180 / (F_CPU / 512.0 / 256) * 256, //1 - C#-1" calcext:value-type="string">
            <text:p>8.6619572180 / (F_CPU / 512.0 / 256) * 256, //1 - C#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1/12)^([.A4]-69)*440" office:value-type="float" office:value="9.17702399741896" calcext:value-type="float">
            <text:p>9.1770239974</text:p>
          </table:table-cell>
          <table:table-cell office:value-type="string" calcext:value-type="string">
            <text:p>D</text:p>
          </table:table-cell>
          <table:table-cell table:formula="of:=CONCATENATE(TEXT([.B4];&quot;0.0000000000&quot;);&quot; / (F_CPU / 512.0 / 256) * 256, //&quot;;[.A4];&quot; - &quot;;[.C4];COM.MICROSOFT.FLOOR.PRECISE([.A4]/12-1;1))" office:value-type="string" office:string-value="9.1770239974 / (F_CPU / 512.0 / 256) * 256, //2 - D-1" calcext:value-type="string">
            <text:p>9.1770239974 / (F_CPU / 512.0 / 256) * 256, //2 - D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1/12)^([.A5]-69)*440" office:value-type="float" office:value="9.722718241315" calcext:value-type="float">
            <text:p>9.7227182413</text:p>
          </table:table-cell>
          <table:table-cell office:value-type="string" calcext:value-type="string">
            <text:p>D#</text:p>
          </table:table-cell>
          <table:table-cell table:formula="of:=CONCATENATE(TEXT([.B5];&quot;0.0000000000&quot;);&quot; / (F_CPU / 512.0 / 256) * 256, //&quot;;[.A5];&quot; - &quot;;[.C5];COM.MICROSOFT.FLOOR.PRECISE([.A5]/12-1;1))" office:value-type="string" office:string-value="9.7227182413 / (F_CPU / 512.0 / 256) * 256, //3 - D#-1" calcext:value-type="string">
            <text:p>9.7227182413 / (F_CPU / 512.0 / 256) * 256, //3 - D#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1/12)^([.A6]-69)*440" office:value-type="float" office:value="10.3008611535272" calcext:value-type="float">
            <text:p>10.3008611535</text:p>
          </table:table-cell>
          <table:table-cell office:value-type="string" calcext:value-type="string">
            <text:p>E</text:p>
          </table:table-cell>
          <table:table-cell table:formula="of:=CONCATENATE(TEXT([.B6];&quot;0.0000000000&quot;);&quot; / (F_CPU / 512.0 / 256) * 256, //&quot;;[.A6];&quot; - &quot;;[.C6];COM.MICROSOFT.FLOOR.PRECISE([.A6]/12-1;1))" office:value-type="string" office:string-value="10.3008611535 / (F_CPU / 512.0 / 256) * 256, //4 - E-1" calcext:value-type="string">
            <text:p>10.3008611535 / (F_CPU / 512.0 / 256) * 256, //4 - E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1/12)^([.A7]-69)*440" office:value-type="float" office:value="10.9133822322813" calcext:value-type="float">
            <text:p>10.9133822323</text:p>
          </table:table-cell>
          <table:table-cell office:value-type="string" calcext:value-type="string">
            <text:p>F</text:p>
          </table:table-cell>
          <table:table-cell table:formula="of:=CONCATENATE(TEXT([.B7];&quot;0.0000000000&quot;);&quot; / (F_CPU / 512.0 / 256) * 256, //&quot;;[.A7];&quot; - &quot;;[.C7];COM.MICROSOFT.FLOOR.PRECISE([.A7]/12-1;1))" office:value-type="string" office:string-value="10.9133822323 / (F_CPU / 512.0 / 256) * 256, //5 - F-1" calcext:value-type="string">
            <text:p>10.9133822323 / (F_CPU / 512.0 / 256) * 256, //5 - F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1/12)^([.A8]-69)*440" office:value-type="float" office:value="11.5623257097385" calcext:value-type="float">
            <text:p>11.5623257097</text:p>
          </table:table-cell>
          <table:table-cell office:value-type="string" calcext:value-type="string">
            <text:p>F#</text:p>
          </table:table-cell>
          <table:table-cell table:formula="of:=CONCATENATE(TEXT([.B8];&quot;0.0000000000&quot;);&quot; / (F_CPU / 512.0 / 256) * 256, //&quot;;[.A8];&quot; - &quot;;[.C8];COM.MICROSOFT.FLOOR.PRECISE([.A8]/12-1;1))" office:value-type="string" office:string-value="11.5623257097 / (F_CPU / 512.0 / 256) * 256, //6 - F#-1" calcext:value-type="string">
            <text:p>11.5623257097 / (F_CPU / 512.0 / 256) * 256, //6 - F#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1/12)^([.A9]-69)*440" office:value-type="float" office:value="12.2498573744296" calcext:value-type="float">
            <text:p>12.2498573744</text:p>
          </table:table-cell>
          <table:table-cell office:value-type="string" calcext:value-type="string">
            <text:p>G</text:p>
          </table:table-cell>
          <table:table-cell table:formula="of:=CONCATENATE(TEXT([.B9];&quot;0.0000000000&quot;);&quot; / (F_CPU / 512.0 / 256) * 256, //&quot;;[.A9];&quot; - &quot;;[.C9];COM.MICROSOFT.FLOOR.PRECISE([.A9]/12-1;1))" office:value-type="string" office:string-value="12.2498573744 / (F_CPU / 512.0 / 256) * 256, //7 - G-1" calcext:value-type="string">
            <text:p>12.2498573744 / (F_CPU / 512.0 / 256) * 256, //7 - G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1/12)^([.A10]-69)*440" office:value-type="float" office:value="12.9782717993733" calcext:value-type="float">
            <text:p>12.9782717994</text:p>
          </table:table-cell>
          <table:table-cell office:value-type="string" calcext:value-type="string">
            <text:p>G#</text:p>
          </table:table-cell>
          <table:table-cell table:formula="of:=CONCATENATE(TEXT([.B10];&quot;0.0000000000&quot;);&quot; / (F_CPU / 512.0 / 256) * 256, //&quot;;[.A10];&quot; - &quot;;[.C10];COM.MICROSOFT.FLOOR.PRECISE([.A10]/12-1;1))" office:value-type="string" office:string-value="12.9782717994 / (F_CPU / 512.0 / 256) * 256, //8 - G#-1" calcext:value-type="string">
            <text:p>12.9782717994 / (F_CPU / 512.0 / 256) * 256, //8 - G#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1/12)^([.A11]-69)*440" office:value-type="float" office:value="13.75" calcext:value-type="float">
            <text:p>13.7500000000</text:p>
          </table:table-cell>
          <table:table-cell office:value-type="string" calcext:value-type="string">
            <text:p>A</text:p>
          </table:table-cell>
          <table:table-cell table:formula="of:=CONCATENATE(TEXT([.B11];&quot;0.0000000000&quot;);&quot; / (F_CPU / 512.0 / 256) * 256, //&quot;;[.A11];&quot; - &quot;;[.C11];COM.MICROSOFT.FLOOR.PRECISE([.A11]/12-1;1))" office:value-type="string" office:string-value="13.7500000000 / (F_CPU / 512.0 / 256) * 256, //9 - A-1" calcext:value-type="string">
            <text:p>13.7500000000 / (F_CPU / 512.0 / 256) * 256, //9 - A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1/12)^([.A12]-69)*440" office:value-type="float" office:value="14.5676175474403" calcext:value-type="float">
            <text:p>14.5676175474</text:p>
          </table:table-cell>
          <table:table-cell office:value-type="string" calcext:value-type="string">
            <text:p>A#</text:p>
          </table:table-cell>
          <table:table-cell table:formula="of:=CONCATENATE(TEXT([.B12];&quot;0.0000000000&quot;);&quot; / (F_CPU / 512.0 / 256) * 256, //&quot;;[.A12];&quot; - &quot;;[.C12];COM.MICROSOFT.FLOOR.PRECISE([.A12]/12-1;1))" office:value-type="string" office:string-value="14.5676175474 / (F_CPU / 512.0 / 256) * 256, //10 - A#-1" calcext:value-type="string">
            <text:p>14.5676175474 / (F_CPU / 512.0 / 256) * 256, //10 - A#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1/12)^([.A13]-69)*440" office:value-type="float" office:value="15.4338531642538" calcext:value-type="float">
            <text:p>15.4338531643</text:p>
          </table:table-cell>
          <table:table-cell office:value-type="string" calcext:value-type="string">
            <text:p>B</text:p>
          </table:table-cell>
          <table:table-cell table:formula="of:=CONCATENATE(TEXT([.B13];&quot;0.0000000000&quot;);&quot; / (F_CPU / 512.0 / 256) * 256, //&quot;;[.A13];&quot; - &quot;;[.C13];COM.MICROSOFT.FLOOR.PRECISE([.A13]/12-1;1))" office:value-type="string" office:string-value="15.4338531643 / (F_CPU / 512.0 / 256) * 256, //11 - B-1" calcext:value-type="string">
            <text:p>15.4338531643 / (F_CPU / 512.0 / 256) * 256, //11 - B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1/12)^([.A14]-69)*440" office:value-type="float" office:value="16.3515978312874" calcext:value-type="float">
            <text:p>16.3515978313</text:p>
          </table:table-cell>
          <table:table-cell office:value-type="string" calcext:value-type="string">
            <text:p>C</text:p>
          </table:table-cell>
          <table:table-cell table:formula="of:=CONCATENATE(TEXT([.B14];&quot;0.0000000000&quot;);&quot; / (F_CPU / 512.0 / 256) * 256, //&quot;;[.A14];&quot; - &quot;;[.C14];COM.MICROSOFT.FLOOR.PRECISE([.A14]/12-1;1))" office:value-type="string" office:string-value="16.3515978313 / (F_CPU / 512.0 / 256) * 256, //12 - C0" calcext:value-type="string">
            <text:p>16.3515978313 / (F_CPU / 512.0 / 256) * 256, //12 - C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1/12)^([.A15]-69)*440" office:value-type="float" office:value="17.3239144360545" calcext:value-type="float">
            <text:p>17.3239144361</text:p>
          </table:table-cell>
          <table:table-cell office:value-type="string" calcext:value-type="string">
            <text:p>C#</text:p>
          </table:table-cell>
          <table:table-cell table:formula="of:=CONCATENATE(TEXT([.B15];&quot;0.0000000000&quot;);&quot; / (F_CPU / 512.0 / 256) * 256, //&quot;;[.A15];&quot; - &quot;;[.C15];COM.MICROSOFT.FLOOR.PRECISE([.A15]/12-1;1))" office:value-type="string" office:string-value="17.3239144361 / (F_CPU / 512.0 / 256) * 256, //13 - C#0" calcext:value-type="string">
            <text:p>17.3239144361 / (F_CPU / 512.0 / 256) * 256, //13 - C#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1/12)^([.A16]-69)*440" office:value-type="float" office:value="18.3540479948379" calcext:value-type="float">
            <text:p>18.3540479948</text:p>
          </table:table-cell>
          <table:table-cell office:value-type="string" calcext:value-type="string">
            <text:p>D</text:p>
          </table:table-cell>
          <table:table-cell table:formula="of:=CONCATENATE(TEXT([.B16];&quot;0.0000000000&quot;);&quot; / (F_CPU / 512.0 / 256) * 256, //&quot;;[.A16];&quot; - &quot;;[.C16];COM.MICROSOFT.FLOOR.PRECISE([.A16]/12-1;1))" office:value-type="string" office:string-value="18.3540479948 / (F_CPU / 512.0 / 256) * 256, //14 - D0" calcext:value-type="string">
            <text:p>18.3540479948 / (F_CPU / 512.0 / 256) * 256, //14 - D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1/12)^([.A17]-69)*440" office:value-type="float" office:value="19.44543648263" calcext:value-type="float">
            <text:p>19.4454364826</text:p>
          </table:table-cell>
          <table:table-cell office:value-type="string" calcext:value-type="string">
            <text:p>D#</text:p>
          </table:table-cell>
          <table:table-cell table:formula="of:=CONCATENATE(TEXT([.B17];&quot;0.0000000000&quot;);&quot; / (F_CPU / 512.0 / 256) * 256, //&quot;;[.A17];&quot; - &quot;;[.C17];COM.MICROSOFT.FLOOR.PRECISE([.A17]/12-1;1))" office:value-type="string" office:string-value="19.4454364826 / (F_CPU / 512.0 / 256) * 256, //15 - D#0" calcext:value-type="string">
            <text:p>19.4454364826 / (F_CPU / 512.0 / 256) * 256, //15 - D#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1/12)^([.A18]-69)*440" office:value-type="float" office:value="20.6017223070543" calcext:value-type="float">
            <text:p>20.6017223071</text:p>
          </table:table-cell>
          <table:table-cell office:value-type="string" calcext:value-type="string">
            <text:p>E</text:p>
          </table:table-cell>
          <table:table-cell table:formula="of:=CONCATENATE(TEXT([.B18];&quot;0.0000000000&quot;);&quot; / (F_CPU / 512.0 / 256) * 256, //&quot;;[.A18];&quot; - &quot;;[.C18];COM.MICROSOFT.FLOOR.PRECISE([.A18]/12-1;1))" office:value-type="string" office:string-value="20.6017223071 / (F_CPU / 512.0 / 256) * 256, //16 - E0" calcext:value-type="string">
            <text:p>20.6017223071 / (F_CPU / 512.0 / 256) * 256, //16 - E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1/12)^([.A19]-69)*440" office:value-type="float" office:value="21.8267644645627" calcext:value-type="float">
            <text:p>21.8267644646</text:p>
          </table:table-cell>
          <table:table-cell office:value-type="string" calcext:value-type="string">
            <text:p>F</text:p>
          </table:table-cell>
          <table:table-cell table:formula="of:=CONCATENATE(TEXT([.B19];&quot;0.0000000000&quot;);&quot; / (F_CPU / 512.0 / 256) * 256, //&quot;;[.A19];&quot; - &quot;;[.C19];COM.MICROSOFT.FLOOR.PRECISE([.A19]/12-1;1))" office:value-type="string" office:string-value="21.8267644646 / (F_CPU / 512.0 / 256) * 256, //17 - F0" calcext:value-type="string">
            <text:p>21.8267644646 / (F_CPU / 512.0 / 256) * 256, //17 - F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1/12)^([.A20]-69)*440" office:value-type="float" office:value="23.1246514194771" calcext:value-type="float">
            <text:p>23.1246514195</text:p>
          </table:table-cell>
          <table:table-cell office:value-type="string" calcext:value-type="string">
            <text:p>F#</text:p>
          </table:table-cell>
          <table:table-cell table:formula="of:=CONCATENATE(TEXT([.B20];&quot;0.0000000000&quot;);&quot; / (F_CPU / 512.0 / 256) * 256, //&quot;;[.A20];&quot; - &quot;;[.C20];COM.MICROSOFT.FLOOR.PRECISE([.A20]/12-1;1))" office:value-type="string" office:string-value="23.1246514195 / (F_CPU / 512.0 / 256) * 256, //18 - F#0" calcext:value-type="string">
            <text:p>23.1246514195 / (F_CPU / 512.0 / 256) * 256, //18 - F#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1/12)^([.A21]-69)*440" office:value-type="float" office:value="24.4997147488593" calcext:value-type="float">
            <text:p>24.4997147489</text:p>
          </table:table-cell>
          <table:table-cell office:value-type="string" calcext:value-type="string">
            <text:p>G</text:p>
          </table:table-cell>
          <table:table-cell table:formula="of:=CONCATENATE(TEXT([.B21];&quot;0.0000000000&quot;);&quot; / (F_CPU / 512.0 / 256) * 256, //&quot;;[.A21];&quot; - &quot;;[.C21];COM.MICROSOFT.FLOOR.PRECISE([.A21]/12-1;1))" office:value-type="string" office:string-value="24.4997147489 / (F_CPU / 512.0 / 256) * 256, //19 - G0" calcext:value-type="string">
            <text:p>24.4997147489 / (F_CPU / 512.0 / 256) * 256, //19 - G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1/12)^([.A22]-69)*440" office:value-type="float" office:value="25.9565435987465" calcext:value-type="float">
            <text:p>25.9565435987</text:p>
          </table:table-cell>
          <table:table-cell office:value-type="string" calcext:value-type="string">
            <text:p>G#</text:p>
          </table:table-cell>
          <table:table-cell table:formula="of:=CONCATENATE(TEXT([.B22];&quot;0.0000000000&quot;);&quot; / (F_CPU / 512.0 / 256) * 256, //&quot;;[.A22];&quot; - &quot;;[.C22];COM.MICROSOFT.FLOOR.PRECISE([.A22]/12-1;1))" office:value-type="string" office:string-value="25.9565435987 / (F_CPU / 512.0 / 256) * 256, //20 - G#0" calcext:value-type="string">
            <text:p>25.9565435987 / (F_CPU / 512.0 / 256) * 256, //20 - G#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1/12)^([.A23]-69)*440" office:value-type="float" office:value="27.4999999999999" calcext:value-type="float">
            <text:p>27.5000000000</text:p>
          </table:table-cell>
          <table:table-cell office:value-type="string" calcext:value-type="string">
            <text:p>A</text:p>
          </table:table-cell>
          <table:table-cell table:formula="of:=CONCATENATE(TEXT([.B23];&quot;0.0000000000&quot;);&quot; / (F_CPU / 512.0 / 256) * 256, //&quot;;[.A23];&quot; - &quot;;[.C23];COM.MICROSOFT.FLOOR.PRECISE([.A23]/12-1;1))" office:value-type="string" office:string-value="27.5000000000 / (F_CPU / 512.0 / 256) * 256, //21 - A0" calcext:value-type="string">
            <text:p>27.5000000000 / (F_CPU / 512.0 / 256) * 256, //21 - A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1/12)^([.A24]-69)*440" office:value-type="float" office:value="29.1352350948806" calcext:value-type="float">
            <text:p>29.1352350949</text:p>
          </table:table-cell>
          <table:table-cell office:value-type="string" calcext:value-type="string">
            <text:p>A#</text:p>
          </table:table-cell>
          <table:table-cell table:formula="of:=CONCATENATE(TEXT([.B24];&quot;0.0000000000&quot;);&quot; / (F_CPU / 512.0 / 256) * 256, //&quot;;[.A24];&quot; - &quot;;[.C24];COM.MICROSOFT.FLOOR.PRECISE([.A24]/12-1;1))" office:value-type="string" office:string-value="29.1352350949 / (F_CPU / 512.0 / 256) * 256, //22 - A#0" calcext:value-type="string">
            <text:p>29.1352350949 / (F_CPU / 512.0 / 256) * 256, //22 - A#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1/12)^([.A25]-69)*440" office:value-type="float" office:value="30.8677063285077" calcext:value-type="float">
            <text:p>30.8677063285</text:p>
          </table:table-cell>
          <table:table-cell office:value-type="string" calcext:value-type="string">
            <text:p>B</text:p>
          </table:table-cell>
          <table:table-cell table:formula="of:=CONCATENATE(TEXT([.B25];&quot;0.0000000000&quot;);&quot; / (F_CPU / 512.0 / 256) * 256, //&quot;;[.A25];&quot; - &quot;;[.C25];COM.MICROSOFT.FLOOR.PRECISE([.A25]/12-1;1))" office:value-type="string" office:string-value="30.8677063285 / (F_CPU / 512.0 / 256) * 256, //23 - B0" calcext:value-type="string">
            <text:p>30.8677063285 / (F_CPU / 512.0 / 256) * 256, //23 - B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1/12)^([.A26]-69)*440" office:value-type="float" office:value="32.7031956625748" calcext:value-type="float">
            <text:p>32.7031956626</text:p>
          </table:table-cell>
          <table:table-cell office:value-type="string" calcext:value-type="string">
            <text:p>C</text:p>
          </table:table-cell>
          <table:table-cell table:formula="of:=CONCATENATE(TEXT([.B26];&quot;0.0000000000&quot;);&quot; / (F_CPU / 512.0 / 256) * 256, //&quot;;[.A26];&quot; - &quot;;[.C26];COM.MICROSOFT.FLOOR.PRECISE([.A26]/12-1;1))" office:value-type="string" office:string-value="32.7031956626 / (F_CPU / 512.0 / 256) * 256, //24 - C1" calcext:value-type="string">
            <text:p>32.7031956626 / (F_CPU / 512.0 / 256) * 256, //24 - C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1/12)^([.A27]-69)*440" office:value-type="float" office:value="34.6478288721089" calcext:value-type="float">
            <text:p>34.6478288721</text:p>
          </table:table-cell>
          <table:table-cell office:value-type="string" calcext:value-type="string">
            <text:p>C#</text:p>
          </table:table-cell>
          <table:table-cell table:formula="of:=CONCATENATE(TEXT([.B27];&quot;0.0000000000&quot;);&quot; / (F_CPU / 512.0 / 256) * 256, //&quot;;[.A27];&quot; - &quot;;[.C27];COM.MICROSOFT.FLOOR.PRECISE([.A27]/12-1;1))" office:value-type="string" office:string-value="34.6478288721 / (F_CPU / 512.0 / 256) * 256, //25 - C#1" calcext:value-type="string">
            <text:p>34.6478288721 / (F_CPU / 512.0 / 256) * 256, //25 - C#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1/12)^([.A28]-69)*440" office:value-type="float" office:value="36.7080959896759" calcext:value-type="float">
            <text:p>36.7080959897</text:p>
          </table:table-cell>
          <table:table-cell office:value-type="string" calcext:value-type="string">
            <text:p>D</text:p>
          </table:table-cell>
          <table:table-cell table:formula="of:=CONCATENATE(TEXT([.B28];&quot;0.0000000000&quot;);&quot; / (F_CPU / 512.0 / 256) * 256, //&quot;;[.A28];&quot; - &quot;;[.C28];COM.MICROSOFT.FLOOR.PRECISE([.A28]/12-1;1))" office:value-type="string" office:string-value="36.7080959897 / (F_CPU / 512.0 / 256) * 256, //26 - D1" calcext:value-type="string">
            <text:p>36.7080959897 / (F_CPU / 512.0 / 256) * 256, //26 - D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1/12)^([.A29]-69)*440" office:value-type="float" office:value="38.89087296526" calcext:value-type="float">
            <text:p>38.8908729653</text:p>
          </table:table-cell>
          <table:table-cell office:value-type="string" calcext:value-type="string">
            <text:p>D#</text:p>
          </table:table-cell>
          <table:table-cell table:formula="of:=CONCATENATE(TEXT([.B29];&quot;0.0000000000&quot;);&quot; / (F_CPU / 512.0 / 256) * 256, //&quot;;[.A29];&quot; - &quot;;[.C29];COM.MICROSOFT.FLOOR.PRECISE([.A29]/12-1;1))" office:value-type="string" office:string-value="38.8908729653 / (F_CPU / 512.0 / 256) * 256, //27 - D#1" calcext:value-type="string">
            <text:p>38.8908729653 / (F_CPU / 512.0 / 256) * 256, //27 - D#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1/12)^([.A30]-69)*440" office:value-type="float" office:value="41.2034446141087" calcext:value-type="float">
            <text:p>41.2034446141</text:p>
          </table:table-cell>
          <table:table-cell office:value-type="string" calcext:value-type="string">
            <text:p>E</text:p>
          </table:table-cell>
          <table:table-cell table:formula="of:=CONCATENATE(TEXT([.B30];&quot;0.0000000000&quot;);&quot; / (F_CPU / 512.0 / 256) * 256, //&quot;;[.A30];&quot; - &quot;;[.C30];COM.MICROSOFT.FLOOR.PRECISE([.A30]/12-1;1))" office:value-type="string" office:string-value="41.2034446141 / (F_CPU / 512.0 / 256) * 256, //28 - E1" calcext:value-type="string">
            <text:p>41.2034446141 / (F_CPU / 512.0 / 256) * 256, //28 - E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1/12)^([.A31]-69)*440" office:value-type="float" office:value="43.6535289291254" calcext:value-type="float">
            <text:p>43.6535289291</text:p>
          </table:table-cell>
          <table:table-cell office:value-type="string" calcext:value-type="string">
            <text:p>F</text:p>
          </table:table-cell>
          <table:table-cell table:formula="of:=CONCATENATE(TEXT([.B31];&quot;0.0000000000&quot;);&quot; / (F_CPU / 512.0 / 256) * 256, //&quot;;[.A31];&quot; - &quot;;[.C31];COM.MICROSOFT.FLOOR.PRECISE([.A31]/12-1;1))" office:value-type="string" office:string-value="43.6535289291 / (F_CPU / 512.0 / 256) * 256, //29 - F1" calcext:value-type="string">
            <text:p>43.6535289291 / (F_CPU / 512.0 / 256) * 256, //29 - F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1/12)^([.A32]-69)*440" office:value-type="float" office:value="46.2493028389542" calcext:value-type="float">
            <text:p>46.2493028390</text:p>
          </table:table-cell>
          <table:table-cell office:value-type="string" calcext:value-type="string">
            <text:p>F#</text:p>
          </table:table-cell>
          <table:table-cell table:formula="of:=CONCATENATE(TEXT([.B32];&quot;0.0000000000&quot;);&quot; / (F_CPU / 512.0 / 256) * 256, //&quot;;[.A32];&quot; - &quot;;[.C32];COM.MICROSOFT.FLOOR.PRECISE([.A32]/12-1;1))" office:value-type="string" office:string-value="46.2493028390 / (F_CPU / 512.0 / 256) * 256, //30 - F#1" calcext:value-type="string">
            <text:p>46.2493028390 / (F_CPU / 512.0 / 256) * 256, //30 - F#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1/12)^([.A33]-69)*440" office:value-type="float" office:value="48.9994294977186" calcext:value-type="float">
            <text:p>48.9994294977</text:p>
          </table:table-cell>
          <table:table-cell office:value-type="string" calcext:value-type="string">
            <text:p>G</text:p>
          </table:table-cell>
          <table:table-cell table:formula="of:=CONCATENATE(TEXT([.B33];&quot;0.0000000000&quot;);&quot; / (F_CPU / 512.0 / 256) * 256, //&quot;;[.A33];&quot; - &quot;;[.C33];COM.MICROSOFT.FLOOR.PRECISE([.A33]/12-1;1))" office:value-type="string" office:string-value="48.9994294977 / (F_CPU / 512.0 / 256) * 256, //31 - G1" calcext:value-type="string">
            <text:p>48.9994294977 / (F_CPU / 512.0 / 256) * 256, //31 - G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1/12)^([.A34]-69)*440" office:value-type="float" office:value="51.9130871974931" calcext:value-type="float">
            <text:p>51.9130871975</text:p>
          </table:table-cell>
          <table:table-cell office:value-type="string" calcext:value-type="string">
            <text:p>G#</text:p>
          </table:table-cell>
          <table:table-cell table:formula="of:=CONCATENATE(TEXT([.B34];&quot;0.0000000000&quot;);&quot; / (F_CPU / 512.0 / 256) * 256, //&quot;;[.A34];&quot; - &quot;;[.C34];COM.MICROSOFT.FLOOR.PRECISE([.A34]/12-1;1))" office:value-type="string" office:string-value="51.9130871975 / (F_CPU / 512.0 / 256) * 256, //32 - G#1" calcext:value-type="string">
            <text:p>51.9130871975 / (F_CPU / 512.0 / 256) * 256, //32 - G#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1/12)^([.A35]-69)*440" office:value-type="float" office:value="54.9999999999999" calcext:value-type="float">
            <text:p>55.0000000000</text:p>
          </table:table-cell>
          <table:table-cell office:value-type="string" calcext:value-type="string">
            <text:p>A</text:p>
          </table:table-cell>
          <table:table-cell table:formula="of:=CONCATENATE(TEXT([.B35];&quot;0.0000000000&quot;);&quot; / (F_CPU / 512.0 / 256) * 256, //&quot;;[.A35];&quot; - &quot;;[.C35];COM.MICROSOFT.FLOOR.PRECISE([.A35]/12-1;1))" office:value-type="string" office:string-value="55.0000000000 / (F_CPU / 512.0 / 256) * 256, //33 - A1" calcext:value-type="string">
            <text:p>55.0000000000 / (F_CPU / 512.0 / 256) * 256, //33 - A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1/12)^([.A36]-69)*440" office:value-type="float" office:value="58.2704701897612" calcext:value-type="float">
            <text:p>58.2704701898</text:p>
          </table:table-cell>
          <table:table-cell office:value-type="string" calcext:value-type="string">
            <text:p>A#</text:p>
          </table:table-cell>
          <table:table-cell table:formula="of:=CONCATENATE(TEXT([.B36];&quot;0.0000000000&quot;);&quot; / (F_CPU / 512.0 / 256) * 256, //&quot;;[.A36];&quot; - &quot;;[.C36];COM.MICROSOFT.FLOOR.PRECISE([.A36]/12-1;1))" office:value-type="string" office:string-value="58.2704701898 / (F_CPU / 512.0 / 256) * 256, //34 - A#1" calcext:value-type="string">
            <text:p>58.2704701898 / (F_CPU / 512.0 / 256) * 256, //34 - A#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1/12)^([.A37]-69)*440" office:value-type="float" office:value="61.7354126570154" calcext:value-type="float">
            <text:p>61.7354126570</text:p>
          </table:table-cell>
          <table:table-cell office:value-type="string" calcext:value-type="string">
            <text:p>B</text:p>
          </table:table-cell>
          <table:table-cell table:formula="of:=CONCATENATE(TEXT([.B37];&quot;0.0000000000&quot;);&quot; / (F_CPU / 512.0 / 256) * 256, //&quot;;[.A37];&quot; - &quot;;[.C37];COM.MICROSOFT.FLOOR.PRECISE([.A37]/12-1;1))" office:value-type="string" office:string-value="61.7354126570 / (F_CPU / 512.0 / 256) * 256, //35 - B1" calcext:value-type="string">
            <text:p>61.7354126570 / (F_CPU / 512.0 / 256) * 256, //35 - B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1/12)^([.A38]-69)*440" office:value-type="float" office:value="65.4063913251496" calcext:value-type="float">
            <text:p>65.4063913251</text:p>
          </table:table-cell>
          <table:table-cell office:value-type="string" calcext:value-type="string">
            <text:p>C</text:p>
          </table:table-cell>
          <table:table-cell table:formula="of:=CONCATENATE(TEXT([.B38];&quot;0.0000000000&quot;);&quot; / (F_CPU / 512.0 / 256) * 256, //&quot;;[.A38];&quot; - &quot;;[.C38];COM.MICROSOFT.FLOOR.PRECISE([.A38]/12-1;1))" office:value-type="string" office:string-value="65.4063913251 / (F_CPU / 512.0 / 256) * 256, //36 - C2" calcext:value-type="string">
            <text:p>65.4063913251 / (F_CPU / 512.0 / 256) * 256, //36 - C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1/12)^([.A39]-69)*440" office:value-type="float" office:value="69.2956577442179" calcext:value-type="float">
            <text:p>69.2956577442</text:p>
          </table:table-cell>
          <table:table-cell office:value-type="string" calcext:value-type="string">
            <text:p>C#</text:p>
          </table:table-cell>
          <table:table-cell table:formula="of:=CONCATENATE(TEXT([.B39];&quot;0.0000000000&quot;);&quot; / (F_CPU / 512.0 / 256) * 256, //&quot;;[.A39];&quot; - &quot;;[.C39];COM.MICROSOFT.FLOOR.PRECISE([.A39]/12-1;1))" office:value-type="string" office:string-value="69.2956577442 / (F_CPU / 512.0 / 256) * 256, //37 - C#2" calcext:value-type="string">
            <text:p>69.2956577442 / (F_CPU / 512.0 / 256) * 256, //37 - C#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1/12)^([.A40]-69)*440" office:value-type="float" office:value="73.4161919793518" calcext:value-type="float">
            <text:p>73.4161919794</text:p>
          </table:table-cell>
          <table:table-cell office:value-type="string" calcext:value-type="string">
            <text:p>D</text:p>
          </table:table-cell>
          <table:table-cell table:formula="of:=CONCATENATE(TEXT([.B40];&quot;0.0000000000&quot;);&quot; / (F_CPU / 512.0 / 256) * 256, //&quot;;[.A40];&quot; - &quot;;[.C40];COM.MICROSOFT.FLOOR.PRECISE([.A40]/12-1;1))" office:value-type="string" office:string-value="73.4161919794 / (F_CPU / 512.0 / 256) * 256, //38 - D2" calcext:value-type="string">
            <text:p>73.4161919794 / (F_CPU / 512.0 / 256) * 256, //38 - D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1/12)^([.A41]-69)*440" office:value-type="float" office:value="77.7817459305201" calcext:value-type="float">
            <text:p>77.7817459305</text:p>
          </table:table-cell>
          <table:table-cell office:value-type="string" calcext:value-type="string">
            <text:p>D#</text:p>
          </table:table-cell>
          <table:table-cell table:formula="of:=CONCATENATE(TEXT([.B41];&quot;0.0000000000&quot;);&quot; / (F_CPU / 512.0 / 256) * 256, //&quot;;[.A41];&quot; - &quot;;[.C41];COM.MICROSOFT.FLOOR.PRECISE([.A41]/12-1;1))" office:value-type="string" office:string-value="77.7817459305 / (F_CPU / 512.0 / 256) * 256, //39 - D#2" calcext:value-type="string">
            <text:p>77.7817459305 / (F_CPU / 512.0 / 256) * 256, //39 - D#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1/12)^([.A42]-69)*440" office:value-type="float" office:value="82.4068892282174" calcext:value-type="float">
            <text:p>82.4068892282</text:p>
          </table:table-cell>
          <table:table-cell office:value-type="string" calcext:value-type="string">
            <text:p>E</text:p>
          </table:table-cell>
          <table:table-cell table:formula="of:=CONCATENATE(TEXT([.B42];&quot;0.0000000000&quot;);&quot; / (F_CPU / 512.0 / 256) * 256, //&quot;;[.A42];&quot; - &quot;;[.C42];COM.MICROSOFT.FLOOR.PRECISE([.A42]/12-1;1))" office:value-type="string" office:string-value="82.4068892282 / (F_CPU / 512.0 / 256) * 256, //40 - E2" calcext:value-type="string">
            <text:p>82.4068892282 / (F_CPU / 512.0 / 256) * 256, //40 - E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2;1/12)^([.A43]-69)*440" office:value-type="float" office:value="87.3070578582509" calcext:value-type="float">
            <text:p>87.3070578583</text:p>
          </table:table-cell>
          <table:table-cell office:value-type="string" calcext:value-type="string">
            <text:p>F</text:p>
          </table:table-cell>
          <table:table-cell table:formula="of:=CONCATENATE(TEXT([.B43];&quot;0.0000000000&quot;);&quot; / (F_CPU / 512.0 / 256) * 256, //&quot;;[.A43];&quot; - &quot;;[.C43];COM.MICROSOFT.FLOOR.PRECISE([.A43]/12-1;1))" office:value-type="string" office:string-value="87.3070578583 / (F_CPU / 512.0 / 256) * 256, //41 - F2" calcext:value-type="string">
            <text:p>87.3070578583 / (F_CPU / 512.0 / 256) * 256, //41 - F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2;1/12)^([.A44]-69)*440" office:value-type="float" office:value="92.4986056779085" calcext:value-type="float">
            <text:p>92.4986056779</text:p>
          </table:table-cell>
          <table:table-cell office:value-type="string" calcext:value-type="string">
            <text:p>F#</text:p>
          </table:table-cell>
          <table:table-cell table:formula="of:=CONCATENATE(TEXT([.B44];&quot;0.0000000000&quot;);&quot; / (F_CPU / 512.0 / 256) * 256, //&quot;;[.A44];&quot; - &quot;;[.C44];COM.MICROSOFT.FLOOR.PRECISE([.A44]/12-1;1))" office:value-type="string" office:string-value="92.4986056779 / (F_CPU / 512.0 / 256) * 256, //42 - F#2" calcext:value-type="string">
            <text:p>92.4986056779 / (F_CPU / 512.0 / 256) * 256, //42 - F#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2;1/12)^([.A45]-69)*440" office:value-type="float" office:value="97.9988589954372" calcext:value-type="float">
            <text:p>97.9988589954</text:p>
          </table:table-cell>
          <table:table-cell office:value-type="string" calcext:value-type="string">
            <text:p>G</text:p>
          </table:table-cell>
          <table:table-cell table:formula="of:=CONCATENATE(TEXT([.B45];&quot;0.0000000000&quot;);&quot; / (F_CPU / 512.0 / 256) * 256, //&quot;;[.A45];&quot; - &quot;;[.C45];COM.MICROSOFT.FLOOR.PRECISE([.A45]/12-1;1))" office:value-type="string" office:string-value="97.9988589954 / (F_CPU / 512.0 / 256) * 256, //43 - G2" calcext:value-type="string">
            <text:p>97.9988589954 / (F_CPU / 512.0 / 256) * 256, //43 - G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2;1/12)^([.A46]-69)*440" office:value-type="float" office:value="103.826174394986" calcext:value-type="float">
            <text:p>103.8261743950</text:p>
          </table:table-cell>
          <table:table-cell office:value-type="string" calcext:value-type="string">
            <text:p>G#</text:p>
          </table:table-cell>
          <table:table-cell table:formula="of:=CONCATENATE(TEXT([.B46];&quot;0.0000000000&quot;);&quot; / (F_CPU / 512.0 / 256) * 256, //&quot;;[.A46];&quot; - &quot;;[.C46];COM.MICROSOFT.FLOOR.PRECISE([.A46]/12-1;1))" office:value-type="string" office:string-value="103.8261743950 / (F_CPU / 512.0 / 256) * 256, //44 - G#2" calcext:value-type="string">
            <text:p>103.8261743950 / (F_CPU / 512.0 / 256) * 256, //44 - G#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2;1/12)^([.A47]-69)*440" office:value-type="float" office:value="110" calcext:value-type="float">
            <text:p>110.0000000000</text:p>
          </table:table-cell>
          <table:table-cell office:value-type="string" calcext:value-type="string">
            <text:p>A</text:p>
          </table:table-cell>
          <table:table-cell table:formula="of:=CONCATENATE(TEXT([.B47];&quot;0.0000000000&quot;);&quot; / (F_CPU / 512.0 / 256) * 256, //&quot;;[.A47];&quot; - &quot;;[.C47];COM.MICROSOFT.FLOOR.PRECISE([.A47]/12-1;1))" office:value-type="string" office:string-value="110.0000000000 / (F_CPU / 512.0 / 256) * 256, //45 - A2" calcext:value-type="string">
            <text:p>110.0000000000 / (F_CPU / 512.0 / 256) * 256, //45 - A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2;1/12)^([.A48]-69)*440" office:value-type="float" office:value="116.540940379522" calcext:value-type="float">
            <text:p>116.5409403795</text:p>
          </table:table-cell>
          <table:table-cell office:value-type="string" calcext:value-type="string">
            <text:p>A#</text:p>
          </table:table-cell>
          <table:table-cell table:formula="of:=CONCATENATE(TEXT([.B48];&quot;0.0000000000&quot;);&quot; / (F_CPU / 512.0 / 256) * 256, //&quot;;[.A48];&quot; - &quot;;[.C48];COM.MICROSOFT.FLOOR.PRECISE([.A48]/12-1;1))" office:value-type="string" office:string-value="116.5409403795 / (F_CPU / 512.0 / 256) * 256, //46 - A#2" calcext:value-type="string">
            <text:p>116.5409403795 / (F_CPU / 512.0 / 256) * 256, //46 - A#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2;1/12)^([.A49]-69)*440" office:value-type="float" office:value="123.470825314031" calcext:value-type="float">
            <text:p>123.4708253140</text:p>
          </table:table-cell>
          <table:table-cell office:value-type="string" calcext:value-type="string">
            <text:p>B</text:p>
          </table:table-cell>
          <table:table-cell table:formula="of:=CONCATENATE(TEXT([.B49];&quot;0.0000000000&quot;);&quot; / (F_CPU / 512.0 / 256) * 256, //&quot;;[.A49];&quot; - &quot;;[.C49];COM.MICROSOFT.FLOOR.PRECISE([.A49]/12-1;1))" office:value-type="string" office:string-value="123.4708253140 / (F_CPU / 512.0 / 256) * 256, //47 - B2" calcext:value-type="string">
            <text:p>123.4708253140 / (F_CPU / 512.0 / 256) * 256, //47 - B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2;1/12)^([.A50]-69)*440" office:value-type="float" office:value="130.812782650299" calcext:value-type="float">
            <text:p>130.8127826503</text:p>
          </table:table-cell>
          <table:table-cell office:value-type="string" calcext:value-type="string">
            <text:p>C</text:p>
          </table:table-cell>
          <table:table-cell table:formula="of:=CONCATENATE(TEXT([.B50];&quot;0.0000000000&quot;);&quot; / (F_CPU / 512.0 / 256) * 256, //&quot;;[.A50];&quot; - &quot;;[.C50];COM.MICROSOFT.FLOOR.PRECISE([.A50]/12-1;1))" office:value-type="string" office:string-value="130.8127826503 / (F_CPU / 512.0 / 256) * 256, //48 - C3" calcext:value-type="string">
            <text:p>130.8127826503 / (F_CPU / 512.0 / 256) * 256, //48 - C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2;1/12)^([.A51]-69)*440" office:value-type="float" office:value="138.591315488436" calcext:value-type="float">
            <text:p>138.5913154884</text:p>
          </table:table-cell>
          <table:table-cell office:value-type="string" calcext:value-type="string">
            <text:p>C#</text:p>
          </table:table-cell>
          <table:table-cell table:formula="of:=CONCATENATE(TEXT([.B51];&quot;0.0000000000&quot;);&quot; / (F_CPU / 512.0 / 256) * 256, //&quot;;[.A51];&quot; - &quot;;[.C51];COM.MICROSOFT.FLOOR.PRECISE([.A51]/12-1;1))" office:value-type="string" office:string-value="138.5913154884 / (F_CPU / 512.0 / 256) * 256, //49 - C#3" calcext:value-type="string">
            <text:p>138.5913154884 / (F_CPU / 512.0 / 256) * 256, //49 - C#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2;1/12)^([.A52]-69)*440" office:value-type="float" office:value="146.832383958704" calcext:value-type="float">
            <text:p>146.8323839587</text:p>
          </table:table-cell>
          <table:table-cell office:value-type="string" calcext:value-type="string">
            <text:p>D</text:p>
          </table:table-cell>
          <table:table-cell table:formula="of:=CONCATENATE(TEXT([.B52];&quot;0.0000000000&quot;);&quot; / (F_CPU / 512.0 / 256) * 256, //&quot;;[.A52];&quot; - &quot;;[.C52];COM.MICROSOFT.FLOOR.PRECISE([.A52]/12-1;1))" office:value-type="string" office:string-value="146.8323839587 / (F_CPU / 512.0 / 256) * 256, //50 - D3" calcext:value-type="string">
            <text:p>146.8323839587 / (F_CPU / 512.0 / 256) * 256, //50 - D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2;1/12)^([.A53]-69)*440" office:value-type="float" office:value="155.56349186104" calcext:value-type="float">
            <text:p>155.5634918610</text:p>
          </table:table-cell>
          <table:table-cell office:value-type="string" calcext:value-type="string">
            <text:p>D#</text:p>
          </table:table-cell>
          <table:table-cell table:formula="of:=CONCATENATE(TEXT([.B53];&quot;0.0000000000&quot;);&quot; / (F_CPU / 512.0 / 256) * 256, //&quot;;[.A53];&quot; - &quot;;[.C53];COM.MICROSOFT.FLOOR.PRECISE([.A53]/12-1;1))" office:value-type="string" office:string-value="155.5634918610 / (F_CPU / 512.0 / 256) * 256, //51 - D#3" calcext:value-type="string">
            <text:p>155.5634918610 / (F_CPU / 512.0 / 256) * 256, //51 - D#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2;1/12)^([.A54]-69)*440" office:value-type="float" office:value="164.813778456435" calcext:value-type="float">
            <text:p>164.8137784564</text:p>
          </table:table-cell>
          <table:table-cell office:value-type="string" calcext:value-type="string">
            <text:p>E</text:p>
          </table:table-cell>
          <table:table-cell table:formula="of:=CONCATENATE(TEXT([.B54];&quot;0.0000000000&quot;);&quot; / (F_CPU / 512.0 / 256) * 256, //&quot;;[.A54];&quot; - &quot;;[.C54];COM.MICROSOFT.FLOOR.PRECISE([.A54]/12-1;1))" office:value-type="string" office:string-value="164.8137784564 / (F_CPU / 512.0 / 256) * 256, //52 - E3" calcext:value-type="string">
            <text:p>164.8137784564 / (F_CPU / 512.0 / 256) * 256, //52 - E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2;1/12)^([.A55]-69)*440" office:value-type="float" office:value="174.614115716502" calcext:value-type="float">
            <text:p>174.6141157165</text:p>
          </table:table-cell>
          <table:table-cell office:value-type="string" calcext:value-type="string">
            <text:p>F</text:p>
          </table:table-cell>
          <table:table-cell table:formula="of:=CONCATENATE(TEXT([.B55];&quot;0.0000000000&quot;);&quot; / (F_CPU / 512.0 / 256) * 256, //&quot;;[.A55];&quot; - &quot;;[.C55];COM.MICROSOFT.FLOOR.PRECISE([.A55]/12-1;1))" office:value-type="string" office:string-value="174.6141157165 / (F_CPU / 512.0 / 256) * 256, //53 - F3" calcext:value-type="string">
            <text:p>174.6141157165 / (F_CPU / 512.0 / 256) * 256, //53 - F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2;1/12)^([.A56]-69)*440" office:value-type="float" office:value="184.997211355817" calcext:value-type="float">
            <text:p>184.9972113558</text:p>
          </table:table-cell>
          <table:table-cell office:value-type="string" calcext:value-type="string">
            <text:p>F#</text:p>
          </table:table-cell>
          <table:table-cell table:formula="of:=CONCATENATE(TEXT([.B56];&quot;0.0000000000&quot;);&quot; / (F_CPU / 512.0 / 256) * 256, //&quot;;[.A56];&quot; - &quot;;[.C56];COM.MICROSOFT.FLOOR.PRECISE([.A56]/12-1;1))" office:value-type="string" office:string-value="184.9972113558 / (F_CPU / 512.0 / 256) * 256, //54 - F#3" calcext:value-type="string">
            <text:p>184.9972113558 / (F_CPU / 512.0 / 256) * 256, //54 - F#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2;1/12)^([.A57]-69)*440" office:value-type="float" office:value="195.997717990875" calcext:value-type="float">
            <text:p>195.9977179909</text:p>
          </table:table-cell>
          <table:table-cell office:value-type="string" calcext:value-type="string">
            <text:p>G</text:p>
          </table:table-cell>
          <table:table-cell table:formula="of:=CONCATENATE(TEXT([.B57];&quot;0.0000000000&quot;);&quot; / (F_CPU / 512.0 / 256) * 256, //&quot;;[.A57];&quot; - &quot;;[.C57];COM.MICROSOFT.FLOOR.PRECISE([.A57]/12-1;1))" office:value-type="string" office:string-value="195.9977179909 / (F_CPU / 512.0 / 256) * 256, //55 - G3" calcext:value-type="string">
            <text:p>195.9977179909 / (F_CPU / 512.0 / 256) * 256, //55 - G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2;1/12)^([.A58]-69)*440" office:value-type="float" office:value="207.652348789972" calcext:value-type="float">
            <text:p>207.6523487900</text:p>
          </table:table-cell>
          <table:table-cell office:value-type="string" calcext:value-type="string">
            <text:p>G#</text:p>
          </table:table-cell>
          <table:table-cell table:formula="of:=CONCATENATE(TEXT([.B58];&quot;0.0000000000&quot;);&quot; / (F_CPU / 512.0 / 256) * 256, //&quot;;[.A58];&quot; - &quot;;[.C58];COM.MICROSOFT.FLOOR.PRECISE([.A58]/12-1;1))" office:value-type="string" office:string-value="207.6523487900 / (F_CPU / 512.0 / 256) * 256, //56 - G#3" calcext:value-type="string">
            <text:p>207.6523487900 / (F_CPU / 512.0 / 256) * 256, //56 - G#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2;1/12)^([.A59]-69)*440" office:value-type="float" office:value="220" calcext:value-type="float">
            <text:p>220.0000000000</text:p>
          </table:table-cell>
          <table:table-cell office:value-type="string" calcext:value-type="string">
            <text:p>A</text:p>
          </table:table-cell>
          <table:table-cell table:formula="of:=CONCATENATE(TEXT([.B59];&quot;0.0000000000&quot;);&quot; / (F_CPU / 512.0 / 256) * 256, //&quot;;[.A59];&quot; - &quot;;[.C59];COM.MICROSOFT.FLOOR.PRECISE([.A59]/12-1;1))" office:value-type="string" office:string-value="220.0000000000 / (F_CPU / 512.0 / 256) * 256, //57 - A3" calcext:value-type="string">
            <text:p>220.0000000000 / (F_CPU / 512.0 / 256) * 256, //57 - A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2;1/12)^([.A60]-69)*440" office:value-type="float" office:value="233.081880759045" calcext:value-type="float">
            <text:p>233.0818807590</text:p>
          </table:table-cell>
          <table:table-cell office:value-type="string" calcext:value-type="string">
            <text:p>A#</text:p>
          </table:table-cell>
          <table:table-cell table:formula="of:=CONCATENATE(TEXT([.B60];&quot;0.0000000000&quot;);&quot; / (F_CPU / 512.0 / 256) * 256, //&quot;;[.A60];&quot; - &quot;;[.C60];COM.MICROSOFT.FLOOR.PRECISE([.A60]/12-1;1))" office:value-type="string" office:string-value="233.0818807590 / (F_CPU / 512.0 / 256) * 256, //58 - A#3" calcext:value-type="string">
            <text:p>233.0818807590 / (F_CPU / 512.0 / 256) * 256, //58 - A#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2;1/12)^([.A61]-69)*440" office:value-type="float" office:value="246.941650628062" calcext:value-type="float">
            <text:p>246.9416506281</text:p>
          </table:table-cell>
          <table:table-cell office:value-type="string" calcext:value-type="string">
            <text:p>B</text:p>
          </table:table-cell>
          <table:table-cell table:formula="of:=CONCATENATE(TEXT([.B61];&quot;0.0000000000&quot;);&quot; / (F_CPU / 512.0 / 256) * 256, //&quot;;[.A61];&quot; - &quot;;[.C61];COM.MICROSOFT.FLOOR.PRECISE([.A61]/12-1;1))" office:value-type="string" office:string-value="246.9416506281 / (F_CPU / 512.0 / 256) * 256, //59 - B3" calcext:value-type="string">
            <text:p>246.9416506281 / (F_CPU / 512.0 / 256) * 256, //59 - B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2;1/12)^([.A62]-69)*440" office:value-type="float" office:value="261.625565300598" calcext:value-type="float">
            <text:p>261.6255653006</text:p>
          </table:table-cell>
          <table:table-cell office:value-type="string" calcext:value-type="string">
            <text:p>C</text:p>
          </table:table-cell>
          <table:table-cell table:formula="of:=CONCATENATE(TEXT([.B62];&quot;0.0000000000&quot;);&quot; / (F_CPU / 512.0 / 256) * 256, //&quot;;[.A62];&quot; - &quot;;[.C62];COM.MICROSOFT.FLOOR.PRECISE([.A62]/12-1;1))" office:value-type="string" office:string-value="261.6255653006 / (F_CPU / 512.0 / 256) * 256, //60 - C4" calcext:value-type="string">
            <text:p>261.6255653006 / (F_CPU / 512.0 / 256) * 256, //60 - C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2;1/12)^([.A63]-69)*440" office:value-type="float" office:value="277.182630976872" calcext:value-type="float">
            <text:p>277.1826309769</text:p>
          </table:table-cell>
          <table:table-cell office:value-type="string" calcext:value-type="string">
            <text:p>C#</text:p>
          </table:table-cell>
          <table:table-cell table:formula="of:=CONCATENATE(TEXT([.B63];&quot;0.0000000000&quot;);&quot; / (F_CPU / 512.0 / 256) * 256, //&quot;;[.A63];&quot; - &quot;;[.C63];COM.MICROSOFT.FLOOR.PRECISE([.A63]/12-1;1))" office:value-type="string" office:string-value="277.1826309769 / (F_CPU / 512.0 / 256) * 256, //61 - C#4" calcext:value-type="string">
            <text:p>277.1826309769 / (F_CPU / 512.0 / 256) * 256, //61 - C#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2;1/12)^([.A64]-69)*440" office:value-type="float" office:value="293.664767917407" calcext:value-type="float">
            <text:p>293.6647679174</text:p>
          </table:table-cell>
          <table:table-cell office:value-type="string" calcext:value-type="string">
            <text:p>D</text:p>
          </table:table-cell>
          <table:table-cell table:formula="of:=CONCATENATE(TEXT([.B64];&quot;0.0000000000&quot;);&quot; / (F_CPU / 512.0 / 256) * 256, //&quot;;[.A64];&quot; - &quot;;[.C64];COM.MICROSOFT.FLOOR.PRECISE([.A64]/12-1;1))" office:value-type="string" office:string-value="293.6647679174 / (F_CPU / 512.0 / 256) * 256, //62 - D4" calcext:value-type="string">
            <text:p>293.6647679174 / (F_CPU / 512.0 / 256) * 256, //62 - D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2;1/12)^([.A65]-69)*440" office:value-type="float" office:value="311.126983722081" calcext:value-type="float">
            <text:p>311.1269837221</text:p>
          </table:table-cell>
          <table:table-cell office:value-type="string" calcext:value-type="string">
            <text:p>D#</text:p>
          </table:table-cell>
          <table:table-cell table:formula="of:=CONCATENATE(TEXT([.B65];&quot;0.0000000000&quot;);&quot; / (F_CPU / 512.0 / 256) * 256, //&quot;;[.A65];&quot; - &quot;;[.C65];COM.MICROSOFT.FLOOR.PRECISE([.A65]/12-1;1))" office:value-type="string" office:string-value="311.1269837221 / (F_CPU / 512.0 / 256) * 256, //63 - D#4" calcext:value-type="string">
            <text:p>311.1269837221 / (F_CPU / 512.0 / 256) * 256, //63 - D#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2;1/12)^([.A66]-69)*440" office:value-type="float" office:value="329.62755691287" calcext:value-type="float">
            <text:p>329.6275569129</text:p>
          </table:table-cell>
          <table:table-cell office:value-type="string" calcext:value-type="string">
            <text:p>E</text:p>
          </table:table-cell>
          <table:table-cell table:formula="of:=CONCATENATE(TEXT([.B66];&quot;0.0000000000&quot;);&quot; / (F_CPU / 512.0 / 256) * 256, //&quot;;[.A66];&quot; - &quot;;[.C66];COM.MICROSOFT.FLOOR.PRECISE([.A66]/12-1;1))" office:value-type="string" office:string-value="329.6275569129 / (F_CPU / 512.0 / 256) * 256, //64 - E4" calcext:value-type="string">
            <text:p>329.6275569129 / (F_CPU / 512.0 / 256) * 256, //64 - E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POWER(2;1/12)^([.A67]-69)*440" office:value-type="float" office:value="349.228231433004" calcext:value-type="float">
            <text:p>349.2282314330</text:p>
          </table:table-cell>
          <table:table-cell office:value-type="string" calcext:value-type="string">
            <text:p>F</text:p>
          </table:table-cell>
          <table:table-cell table:formula="of:=CONCATENATE(TEXT([.B67];&quot;0.0000000000&quot;);&quot; / (F_CPU / 512.0 / 256) * 256, //&quot;;[.A67];&quot; - &quot;;[.C67];COM.MICROSOFT.FLOOR.PRECISE([.A67]/12-1;1))" office:value-type="string" office:string-value="349.2282314330 / (F_CPU / 512.0 / 256) * 256, //65 - F4" calcext:value-type="string">
            <text:p>349.2282314330 / (F_CPU / 512.0 / 256) * 256, //65 - F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POWER(2;1/12)^([.A68]-69)*440" office:value-type="float" office:value="369.994422711634" calcext:value-type="float">
            <text:p>369.9944227116</text:p>
          </table:table-cell>
          <table:table-cell office:value-type="string" calcext:value-type="string">
            <text:p>F#</text:p>
          </table:table-cell>
          <table:table-cell table:formula="of:=CONCATENATE(TEXT([.B68];&quot;0.0000000000&quot;);&quot; / (F_CPU / 512.0 / 256) * 256, //&quot;;[.A68];&quot; - &quot;;[.C68];COM.MICROSOFT.FLOOR.PRECISE([.A68]/12-1;1))" office:value-type="string" office:string-value="369.9944227116 / (F_CPU / 512.0 / 256) * 256, //66 - F#4" calcext:value-type="string">
            <text:p>369.9944227116 / (F_CPU / 512.0 / 256) * 256, //66 - F#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POWER(2;1/12)^([.A69]-69)*440" office:value-type="float" office:value="391.995435981749" calcext:value-type="float">
            <text:p>391.9954359818</text:p>
          </table:table-cell>
          <table:table-cell office:value-type="string" calcext:value-type="string">
            <text:p>G</text:p>
          </table:table-cell>
          <table:table-cell table:formula="of:=CONCATENATE(TEXT([.B69];&quot;0.0000000000&quot;);&quot; / (F_CPU / 512.0 / 256) * 256, //&quot;;[.A69];&quot; - &quot;;[.C69];COM.MICROSOFT.FLOOR.PRECISE([.A69]/12-1;1))" office:value-type="string" office:string-value="391.9954359818 / (F_CPU / 512.0 / 256) * 256, //67 - G4" calcext:value-type="string">
            <text:p>391.9954359818 / (F_CPU / 512.0 / 256) * 256, //67 - G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POWER(2;1/12)^([.A70]-69)*440" office:value-type="float" office:value="415.304697579945" calcext:value-type="float">
            <text:p>415.3046975799</text:p>
          </table:table-cell>
          <table:table-cell office:value-type="string" calcext:value-type="string">
            <text:p>G#</text:p>
          </table:table-cell>
          <table:table-cell table:formula="of:=CONCATENATE(TEXT([.B70];&quot;0.0000000000&quot;);&quot; / (F_CPU / 512.0 / 256) * 256, //&quot;;[.A70];&quot; - &quot;;[.C70];COM.MICROSOFT.FLOOR.PRECISE([.A70]/12-1;1))" office:value-type="string" office:string-value="415.3046975799 / (F_CPU / 512.0 / 256) * 256, //68 - G#4" calcext:value-type="string">
            <text:p>415.3046975799 / (F_CPU / 512.0 / 256) * 256, //68 - G#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POWER(2;1/12)^([.A71]-69)*440" office:value-type="float" office:value="440" calcext:value-type="float">
            <text:p>440.0000000000</text:p>
          </table:table-cell>
          <table:table-cell office:value-type="string" calcext:value-type="string">
            <text:p>A</text:p>
          </table:table-cell>
          <table:table-cell table:formula="of:=CONCATENATE(TEXT([.B71];&quot;0.0000000000&quot;);&quot; / (F_CPU / 512.0 / 256) * 256, //&quot;;[.A71];&quot; - &quot;;[.C71];COM.MICROSOFT.FLOOR.PRECISE([.A71]/12-1;1))" office:value-type="string" office:string-value="440.0000000000 / (F_CPU / 512.0 / 256) * 256, //69 - A4" calcext:value-type="string">
            <text:p>440.0000000000 / (F_CPU / 512.0 / 256) * 256, //69 - A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POWER(2;1/12)^([.A72]-69)*440" office:value-type="float" office:value="466.16376151809" calcext:value-type="float">
            <text:p>466.1637615181</text:p>
          </table:table-cell>
          <table:table-cell office:value-type="string" calcext:value-type="string">
            <text:p>A#</text:p>
          </table:table-cell>
          <table:table-cell table:formula="of:=CONCATENATE(TEXT([.B72];&quot;0.0000000000&quot;);&quot; / (F_CPU / 512.0 / 256) * 256, //&quot;;[.A72];&quot; - &quot;;[.C72];COM.MICROSOFT.FLOOR.PRECISE([.A72]/12-1;1))" office:value-type="string" office:string-value="466.1637615181 / (F_CPU / 512.0 / 256) * 256, //70 - A#4" calcext:value-type="string">
            <text:p>466.1637615181 / (F_CPU / 512.0 / 256) * 256, //70 - A#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POWER(2;1/12)^([.A73]-69)*440" office:value-type="float" office:value="493.883301256124" calcext:value-type="float">
            <text:p>493.8833012561</text:p>
          </table:table-cell>
          <table:table-cell office:value-type="string" calcext:value-type="string">
            <text:p>B</text:p>
          </table:table-cell>
          <table:table-cell table:formula="of:=CONCATENATE(TEXT([.B73];&quot;0.0000000000&quot;);&quot; / (F_CPU / 512.0 / 256) * 256, //&quot;;[.A73];&quot; - &quot;;[.C73];COM.MICROSOFT.FLOOR.PRECISE([.A73]/12-1;1))" office:value-type="string" office:string-value="493.8833012561 / (F_CPU / 512.0 / 256) * 256, //71 - B4" calcext:value-type="string">
            <text:p>493.8833012561 / (F_CPU / 512.0 / 256) * 256, //71 - B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POWER(2;1/12)^([.A74]-69)*440" office:value-type="float" office:value="523.251130601197" calcext:value-type="float">
            <text:p>523.2511306012</text:p>
          </table:table-cell>
          <table:table-cell office:value-type="string" calcext:value-type="string">
            <text:p>C</text:p>
          </table:table-cell>
          <table:table-cell table:formula="of:=CONCATENATE(TEXT([.B74];&quot;0.0000000000&quot;);&quot; / (F_CPU / 512.0 / 256) * 256, //&quot;;[.A74];&quot; - &quot;;[.C74];COM.MICROSOFT.FLOOR.PRECISE([.A74]/12-1;1))" office:value-type="string" office:string-value="523.2511306012 / (F_CPU / 512.0 / 256) * 256, //72 - C5" calcext:value-type="string">
            <text:p>523.2511306012 / (F_CPU / 512.0 / 256) * 256, //72 - C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POWER(2;1/12)^([.A75]-69)*440" office:value-type="float" office:value="554.365261953744" calcext:value-type="float">
            <text:p>554.3652619537</text:p>
          </table:table-cell>
          <table:table-cell office:value-type="string" calcext:value-type="string">
            <text:p>C#</text:p>
          </table:table-cell>
          <table:table-cell table:formula="of:=CONCATENATE(TEXT([.B75];&quot;0.0000000000&quot;);&quot; / (F_CPU / 512.0 / 256) * 256, //&quot;;[.A75];&quot; - &quot;;[.C75];COM.MICROSOFT.FLOOR.PRECISE([.A75]/12-1;1))" office:value-type="string" office:string-value="554.3652619537 / (F_CPU / 512.0 / 256) * 256, //73 - C#5" calcext:value-type="string">
            <text:p>554.3652619537 / (F_CPU / 512.0 / 256) * 256, //73 - C#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POWER(2;1/12)^([.A76]-69)*440" office:value-type="float" office:value="587.329535834815" calcext:value-type="float">
            <text:p>587.3295358348</text:p>
          </table:table-cell>
          <table:table-cell office:value-type="string" calcext:value-type="string">
            <text:p>D</text:p>
          </table:table-cell>
          <table:table-cell table:formula="of:=CONCATENATE(TEXT([.B76];&quot;0.0000000000&quot;);&quot; / (F_CPU / 512.0 / 256) * 256, //&quot;;[.A76];&quot; - &quot;;[.C76];COM.MICROSOFT.FLOOR.PRECISE([.A76]/12-1;1))" office:value-type="string" office:string-value="587.3295358348 / (F_CPU / 512.0 / 256) * 256, //74 - D5" calcext:value-type="string">
            <text:p>587.3295358348 / (F_CPU / 512.0 / 256) * 256, //74 - D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POWER(2;1/12)^([.A77]-69)*440" office:value-type="float" office:value="622.253967444162" calcext:value-type="float">
            <text:p>622.2539674442</text:p>
          </table:table-cell>
          <table:table-cell office:value-type="string" calcext:value-type="string">
            <text:p>D#</text:p>
          </table:table-cell>
          <table:table-cell table:formula="of:=CONCATENATE(TEXT([.B77];&quot;0.0000000000&quot;);&quot; / (F_CPU / 512.0 / 256) * 256, //&quot;;[.A77];&quot; - &quot;;[.C77];COM.MICROSOFT.FLOOR.PRECISE([.A77]/12-1;1))" office:value-type="string" office:string-value="622.2539674442 / (F_CPU / 512.0 / 256) * 256, //75 - D#5" calcext:value-type="string">
            <text:p>622.2539674442 / (F_CPU / 512.0 / 256) * 256, //75 - D#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POWER(2;1/12)^([.A78]-69)*440" office:value-type="float" office:value="659.25511382574" calcext:value-type="float">
            <text:p>659.2551138257</text:p>
          </table:table-cell>
          <table:table-cell office:value-type="string" calcext:value-type="string">
            <text:p>E</text:p>
          </table:table-cell>
          <table:table-cell table:formula="of:=CONCATENATE(TEXT([.B78];&quot;0.0000000000&quot;);&quot; / (F_CPU / 512.0 / 256) * 256, //&quot;;[.A78];&quot; - &quot;;[.C78];COM.MICROSOFT.FLOOR.PRECISE([.A78]/12-1;1))" office:value-type="string" office:string-value="659.2551138257 / (F_CPU / 512.0 / 256) * 256, //76 - E5" calcext:value-type="string">
            <text:p>659.2551138257 / (F_CPU / 512.0 / 256) * 256, //76 - E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POWER(2;1/12)^([.A79]-69)*440" office:value-type="float" office:value="698.456462866008" calcext:value-type="float">
            <text:p>698.4564628660</text:p>
          </table:table-cell>
          <table:table-cell office:value-type="string" calcext:value-type="string">
            <text:p>F</text:p>
          </table:table-cell>
          <table:table-cell table:formula="of:=CONCATENATE(TEXT([.B79];&quot;0.0000000000&quot;);&quot; / (F_CPU / 512.0 / 256) * 256, //&quot;;[.A79];&quot; - &quot;;[.C79];COM.MICROSOFT.FLOOR.PRECISE([.A79]/12-1;1))" office:value-type="string" office:string-value="698.4564628660 / (F_CPU / 512.0 / 256) * 256, //77 - F5" calcext:value-type="string">
            <text:p>698.4564628660 / (F_CPU / 512.0 / 256) * 256, //77 - F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POWER(2;1/12)^([.A80]-69)*440" office:value-type="float" office:value="739.988845423269" calcext:value-type="float">
            <text:p>739.9888454233</text:p>
          </table:table-cell>
          <table:table-cell office:value-type="string" calcext:value-type="string">
            <text:p>F#</text:p>
          </table:table-cell>
          <table:table-cell table:formula="of:=CONCATENATE(TEXT([.B80];&quot;0.0000000000&quot;);&quot; / (F_CPU / 512.0 / 256) * 256, //&quot;;[.A80];&quot; - &quot;;[.C80];COM.MICROSOFT.FLOOR.PRECISE([.A80]/12-1;1))" office:value-type="string" office:string-value="739.9888454233 / (F_CPU / 512.0 / 256) * 256, //78 - F#5" calcext:value-type="string">
            <text:p>739.9888454233 / (F_CPU / 512.0 / 256) * 256, //78 - F#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POWER(2;1/12)^([.A81]-69)*440" office:value-type="float" office:value="783.990871963499" calcext:value-type="float">
            <text:p>783.9908719635</text:p>
          </table:table-cell>
          <table:table-cell office:value-type="string" calcext:value-type="string">
            <text:p>G</text:p>
          </table:table-cell>
          <table:table-cell table:formula="of:=CONCATENATE(TEXT([.B81];&quot;0.0000000000&quot;);&quot; / (F_CPU / 512.0 / 256) * 256, //&quot;;[.A81];&quot; - &quot;;[.C81];COM.MICROSOFT.FLOOR.PRECISE([.A81]/12-1;1))" office:value-type="string" office:string-value="783.9908719635 / (F_CPU / 512.0 / 256) * 256, //79 - G5" calcext:value-type="string">
            <text:p>783.9908719635 / (F_CPU / 512.0 / 256) * 256, //79 - G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POWER(2;1/12)^([.A82]-69)*440" office:value-type="float" office:value="830.609395159891" calcext:value-type="float">
            <text:p>830.6093951599</text:p>
          </table:table-cell>
          <table:table-cell office:value-type="string" calcext:value-type="string">
            <text:p>G#</text:p>
          </table:table-cell>
          <table:table-cell table:formula="of:=CONCATENATE(TEXT([.B82];&quot;0.0000000000&quot;);&quot; / (F_CPU / 512.0 / 256) * 256, //&quot;;[.A82];&quot; - &quot;;[.C82];COM.MICROSOFT.FLOOR.PRECISE([.A82]/12-1;1))" office:value-type="string" office:string-value="830.6093951599 / (F_CPU / 512.0 / 256) * 256, //80 - G#5" calcext:value-type="string">
            <text:p>830.6093951599 / (F_CPU / 512.0 / 256) * 256, //80 - G#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POWER(2;1/12)^([.A83]-69)*440" office:value-type="float" office:value="880" calcext:value-type="float">
            <text:p>880.0000000000</text:p>
          </table:table-cell>
          <table:table-cell office:value-type="string" calcext:value-type="string">
            <text:p>A</text:p>
          </table:table-cell>
          <table:table-cell table:formula="of:=CONCATENATE(TEXT([.B83];&quot;0.0000000000&quot;);&quot; / (F_CPU / 512.0 / 256) * 256, //&quot;;[.A83];&quot; - &quot;;[.C83];COM.MICROSOFT.FLOOR.PRECISE([.A83]/12-1;1))" office:value-type="string" office:string-value="880.0000000000 / (F_CPU / 512.0 / 256) * 256, //81 - A5" calcext:value-type="string">
            <text:p>880.0000000000 / (F_CPU / 512.0 / 256) * 256, //81 - A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POWER(2;1/12)^([.A84]-69)*440" office:value-type="float" office:value="932.32752303618" calcext:value-type="float">
            <text:p>932.3275230362</text:p>
          </table:table-cell>
          <table:table-cell office:value-type="string" calcext:value-type="string">
            <text:p>A#</text:p>
          </table:table-cell>
          <table:table-cell table:formula="of:=CONCATENATE(TEXT([.B84];&quot;0.0000000000&quot;);&quot; / (F_CPU / 512.0 / 256) * 256, //&quot;;[.A84];&quot; - &quot;;[.C84];COM.MICROSOFT.FLOOR.PRECISE([.A84]/12-1;1))" office:value-type="string" office:string-value="932.3275230362 / (F_CPU / 512.0 / 256) * 256, //82 - A#5" calcext:value-type="string">
            <text:p>932.3275230362 / (F_CPU / 512.0 / 256) * 256, //82 - A#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POWER(2;1/12)^([.A85]-69)*440" office:value-type="float" office:value="987.766602512249" calcext:value-type="float">
            <text:p>987.7666025122</text:p>
          </table:table-cell>
          <table:table-cell office:value-type="string" calcext:value-type="string">
            <text:p>B</text:p>
          </table:table-cell>
          <table:table-cell table:formula="of:=CONCATENATE(TEXT([.B85];&quot;0.0000000000&quot;);&quot; / (F_CPU / 512.0 / 256) * 256, //&quot;;[.A85];&quot; - &quot;;[.C85];COM.MICROSOFT.FLOOR.PRECISE([.A85]/12-1;1))" office:value-type="string" office:string-value="987.7666025122 / (F_CPU / 512.0 / 256) * 256, //83 - B5" calcext:value-type="string">
            <text:p>987.7666025122 / (F_CPU / 512.0 / 256) * 256, //83 - B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POWER(2;1/12)^([.A86]-69)*440" office:value-type="float" office:value="1046.5022612024" calcext:value-type="float">
            <text:p>1046.5022612024</text:p>
          </table:table-cell>
          <table:table-cell office:value-type="string" calcext:value-type="string">
            <text:p>C</text:p>
          </table:table-cell>
          <table:table-cell table:formula="of:=CONCATENATE(TEXT([.B86];&quot;0.0000000000&quot;);&quot; / (F_CPU / 512.0 / 256) * 256, //&quot;;[.A86];&quot; - &quot;;[.C86];COM.MICROSOFT.FLOOR.PRECISE([.A86]/12-1;1))" office:value-type="string" office:string-value="1046.5022612024 / (F_CPU / 512.0 / 256) * 256, //84 - C6" calcext:value-type="string">
            <text:p>1046.5022612024 / (F_CPU / 512.0 / 256) * 256, //84 - C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POWER(2;1/12)^([.A87]-69)*440" office:value-type="float" office:value="1108.73052390749" calcext:value-type="float">
            <text:p>1108.7305239075</text:p>
          </table:table-cell>
          <table:table-cell office:value-type="string" calcext:value-type="string">
            <text:p>C#</text:p>
          </table:table-cell>
          <table:table-cell table:formula="of:=CONCATENATE(TEXT([.B87];&quot;0.0000000000&quot;);&quot; / (F_CPU / 512.0 / 256) * 256, //&quot;;[.A87];&quot; - &quot;;[.C87];COM.MICROSOFT.FLOOR.PRECISE([.A87]/12-1;1))" office:value-type="string" office:string-value="1108.7305239075 / (F_CPU / 512.0 / 256) * 256, //85 - C#6" calcext:value-type="string">
            <text:p>1108.7305239075 / (F_CPU / 512.0 / 256) * 256, //85 - C#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POWER(2;1/12)^([.A88]-69)*440" office:value-type="float" office:value="1174.65907166963" calcext:value-type="float">
            <text:p>1174.6590716696</text:p>
          </table:table-cell>
          <table:table-cell office:value-type="string" calcext:value-type="string">
            <text:p>D</text:p>
          </table:table-cell>
          <table:table-cell table:formula="of:=CONCATENATE(TEXT([.B88];&quot;0.0000000000&quot;);&quot; / (F_CPU / 512.0 / 256) * 256, //&quot;;[.A88];&quot; - &quot;;[.C88];COM.MICROSOFT.FLOOR.PRECISE([.A88]/12-1;1))" office:value-type="string" office:string-value="1174.6590716696 / (F_CPU / 512.0 / 256) * 256, //86 - D6" calcext:value-type="string">
            <text:p>1174.6590716696 / (F_CPU / 512.0 / 256) * 256, //86 - D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POWER(2;1/12)^([.A89]-69)*440" office:value-type="float" office:value="1244.50793488832" calcext:value-type="float">
            <text:p>1244.5079348883</text:p>
          </table:table-cell>
          <table:table-cell office:value-type="string" calcext:value-type="string">
            <text:p>D#</text:p>
          </table:table-cell>
          <table:table-cell table:formula="of:=CONCATENATE(TEXT([.B89];&quot;0.0000000000&quot;);&quot; / (F_CPU / 512.0 / 256) * 256, //&quot;;[.A89];&quot; - &quot;;[.C89];COM.MICROSOFT.FLOOR.PRECISE([.A89]/12-1;1))" office:value-type="string" office:string-value="1244.5079348883 / (F_CPU / 512.0 / 256) * 256, //87 - D#6" calcext:value-type="string">
            <text:p>1244.5079348883 / (F_CPU / 512.0 / 256) * 256, //87 - D#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POWER(2;1/12)^([.A90]-69)*440" office:value-type="float" office:value="1318.51022765148" calcext:value-type="float">
            <text:p>1318.5102276515</text:p>
          </table:table-cell>
          <table:table-cell office:value-type="string" calcext:value-type="string">
            <text:p>E</text:p>
          </table:table-cell>
          <table:table-cell table:formula="of:=CONCATENATE(TEXT([.B90];&quot;0.0000000000&quot;);&quot; / (F_CPU / 512.0 / 256) * 256, //&quot;;[.A90];&quot; - &quot;;[.C90];COM.MICROSOFT.FLOOR.PRECISE([.A90]/12-1;1))" office:value-type="string" office:string-value="1318.5102276515 / (F_CPU / 512.0 / 256) * 256, //88 - E6" calcext:value-type="string">
            <text:p>1318.5102276515 / (F_CPU / 512.0 / 256) * 256, //88 - E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POWER(2;1/12)^([.A91]-69)*440" office:value-type="float" office:value="1396.91292573202" calcext:value-type="float">
            <text:p>1396.9129257320</text:p>
          </table:table-cell>
          <table:table-cell office:value-type="string" calcext:value-type="string">
            <text:p>F</text:p>
          </table:table-cell>
          <table:table-cell table:formula="of:=CONCATENATE(TEXT([.B91];&quot;0.0000000000&quot;);&quot; / (F_CPU / 512.0 / 256) * 256, //&quot;;[.A91];&quot; - &quot;;[.C91];COM.MICROSOFT.FLOOR.PRECISE([.A91]/12-1;1))" office:value-type="string" office:string-value="1396.9129257320 / (F_CPU / 512.0 / 256) * 256, //89 - F6" calcext:value-type="string">
            <text:p>1396.9129257320 / (F_CPU / 512.0 / 256) * 256, //89 - F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2;1/12)^([.A92]-69)*440" office:value-type="float" office:value="1479.97769084654" calcext:value-type="float">
            <text:p>1479.9776908465</text:p>
          </table:table-cell>
          <table:table-cell office:value-type="string" calcext:value-type="string">
            <text:p>F#</text:p>
          </table:table-cell>
          <table:table-cell table:formula="of:=CONCATENATE(TEXT([.B92];&quot;0.0000000000&quot;);&quot; / (F_CPU / 512.0 / 256) * 256, //&quot;;[.A92];&quot; - &quot;;[.C92];COM.MICROSOFT.FLOOR.PRECISE([.A92]/12-1;1))" office:value-type="string" office:string-value="1479.9776908465 / (F_CPU / 512.0 / 256) * 256, //90 - F#6" calcext:value-type="string">
            <text:p>1479.9776908465 / (F_CPU / 512.0 / 256) * 256, //90 - F#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POWER(2;1/12)^([.A93]-69)*440" office:value-type="float" office:value="1567.981743927" calcext:value-type="float">
            <text:p>1567.9817439270</text:p>
          </table:table-cell>
          <table:table-cell office:value-type="string" calcext:value-type="string">
            <text:p>G</text:p>
          </table:table-cell>
          <table:table-cell table:formula="of:=CONCATENATE(TEXT([.B93];&quot;0.0000000000&quot;);&quot; / (F_CPU / 512.0 / 256) * 256, //&quot;;[.A93];&quot; - &quot;;[.C93];COM.MICROSOFT.FLOOR.PRECISE([.A93]/12-1;1))" office:value-type="string" office:string-value="1567.9817439270 / (F_CPU / 512.0 / 256) * 256, //91 - G6" calcext:value-type="string">
            <text:p>1567.9817439270 / (F_CPU / 512.0 / 256) * 256, //91 - G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POWER(2;1/12)^([.A94]-69)*440" office:value-type="float" office:value="1661.21879031978" calcext:value-type="float">
            <text:p>1661.2187903198</text:p>
          </table:table-cell>
          <table:table-cell office:value-type="string" calcext:value-type="string">
            <text:p>G#</text:p>
          </table:table-cell>
          <table:table-cell table:formula="of:=CONCATENATE(TEXT([.B94];&quot;0.0000000000&quot;);&quot; / (F_CPU / 512.0 / 256) * 256, //&quot;;[.A94];&quot; - &quot;;[.C94];COM.MICROSOFT.FLOOR.PRECISE([.A94]/12-1;1))" office:value-type="string" office:string-value="1661.2187903198 / (F_CPU / 512.0 / 256) * 256, //92 - G#6" calcext:value-type="string">
            <text:p>1661.2187903198 / (F_CPU / 512.0 / 256) * 256, //92 - G#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POWER(2;1/12)^([.A95]-69)*440" office:value-type="float" office:value="1760" calcext:value-type="float">
            <text:p>1760.0000000000</text:p>
          </table:table-cell>
          <table:table-cell office:value-type="string" calcext:value-type="string">
            <text:p>A</text:p>
          </table:table-cell>
          <table:table-cell table:formula="of:=CONCATENATE(TEXT([.B95];&quot;0.0000000000&quot;);&quot; / (F_CPU / 512.0 / 256) * 256, //&quot;;[.A95];&quot; - &quot;;[.C95];COM.MICROSOFT.FLOOR.PRECISE([.A95]/12-1;1))" office:value-type="string" office:string-value="1760.0000000000 / (F_CPU / 512.0 / 256) * 256, //93 - A6" calcext:value-type="string">
            <text:p>1760.0000000000 / (F_CPU / 512.0 / 256) * 256, //93 - A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POWER(2;1/12)^([.A96]-69)*440" office:value-type="float" office:value="1864.65504607236" calcext:value-type="float">
            <text:p>1864.6550460724</text:p>
          </table:table-cell>
          <table:table-cell office:value-type="string" calcext:value-type="string">
            <text:p>A#</text:p>
          </table:table-cell>
          <table:table-cell table:formula="of:=CONCATENATE(TEXT([.B96];&quot;0.0000000000&quot;);&quot; / (F_CPU / 512.0 / 256) * 256, //&quot;;[.A96];&quot; - &quot;;[.C96];COM.MICROSOFT.FLOOR.PRECISE([.A96]/12-1;1))" office:value-type="string" office:string-value="1864.6550460724 / (F_CPU / 512.0 / 256) * 256, //94 - A#6" calcext:value-type="string">
            <text:p>1864.6550460724 / (F_CPU / 512.0 / 256) * 256, //94 - A#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POWER(2;1/12)^([.A97]-69)*440" office:value-type="float" office:value="1975.5332050245" calcext:value-type="float">
            <text:p>1975.5332050245</text:p>
          </table:table-cell>
          <table:table-cell office:value-type="string" calcext:value-type="string">
            <text:p>B</text:p>
          </table:table-cell>
          <table:table-cell table:formula="of:=CONCATENATE(TEXT([.B97];&quot;0.0000000000&quot;);&quot; / (F_CPU / 512.0 / 256) * 256, //&quot;;[.A97];&quot; - &quot;;[.C97];COM.MICROSOFT.FLOOR.PRECISE([.A97]/12-1;1))" office:value-type="string" office:string-value="1975.5332050245 / (F_CPU / 512.0 / 256) * 256, //95 - B6" calcext:value-type="string">
            <text:p>1975.5332050245 / (F_CPU / 512.0 / 256) * 256, //95 - 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POWER(2;1/12)^([.A98]-69)*440" office:value-type="float" office:value="2093.00452240479" calcext:value-type="float">
            <text:p>2093.0045224048</text:p>
          </table:table-cell>
          <table:table-cell office:value-type="string" calcext:value-type="string">
            <text:p>C</text:p>
          </table:table-cell>
          <table:table-cell table:formula="of:=CONCATENATE(TEXT([.B98];&quot;0.0000000000&quot;);&quot; / (F_CPU / 512.0 / 256) * 256, //&quot;;[.A98];&quot; - &quot;;[.C98];COM.MICROSOFT.FLOOR.PRECISE([.A98]/12-1;1))" office:value-type="string" office:string-value="2093.0045224048 / (F_CPU / 512.0 / 256) * 256, //96 - C7" calcext:value-type="string">
            <text:p>2093.0045224048 / (F_CPU / 512.0 / 256) * 256, //96 - C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POWER(2;1/12)^([.A99]-69)*440" office:value-type="float" office:value="2217.46104781498" calcext:value-type="float">
            <text:p>2217.4610478150</text:p>
          </table:table-cell>
          <table:table-cell office:value-type="string" calcext:value-type="string">
            <text:p>C#</text:p>
          </table:table-cell>
          <table:table-cell table:formula="of:=CONCATENATE(TEXT([.B99];&quot;0.0000000000&quot;);&quot; / (F_CPU / 512.0 / 256) * 256, //&quot;;[.A99];&quot; - &quot;;[.C99];COM.MICROSOFT.FLOOR.PRECISE([.A99]/12-1;1))" office:value-type="string" office:string-value="2217.4610478150 / (F_CPU / 512.0 / 256) * 256, //97 - C#7" calcext:value-type="string">
            <text:p>2217.4610478150 / (F_CPU / 512.0 / 256) * 256, //97 - C#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POWER(2;1/12)^([.A100]-69)*440" office:value-type="float" office:value="2349.31814333926" calcext:value-type="float">
            <text:p>2349.3181433393</text:p>
          </table:table-cell>
          <table:table-cell office:value-type="string" calcext:value-type="string">
            <text:p>D</text:p>
          </table:table-cell>
          <table:table-cell table:formula="of:=CONCATENATE(TEXT([.B100];&quot;0.0000000000&quot;);&quot; / (F_CPU / 512.0 / 256) * 256, //&quot;;[.A100];&quot; - &quot;;[.C100];COM.MICROSOFT.FLOOR.PRECISE([.A100]/12-1;1))" office:value-type="string" office:string-value="2349.3181433393 / (F_CPU / 512.0 / 256) * 256, //98 - D7" calcext:value-type="string">
            <text:p>2349.3181433393 / (F_CPU / 512.0 / 256) * 256, //98 - D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POWER(2;1/12)^([.A101]-69)*440" office:value-type="float" office:value="2489.01586977665" calcext:value-type="float">
            <text:p>2489.0158697767</text:p>
          </table:table-cell>
          <table:table-cell office:value-type="string" calcext:value-type="string">
            <text:p>D#</text:p>
          </table:table-cell>
          <table:table-cell table:formula="of:=CONCATENATE(TEXT([.B101];&quot;0.0000000000&quot;);&quot; / (F_CPU / 512.0 / 256) * 256, //&quot;;[.A101];&quot; - &quot;;[.C101];COM.MICROSOFT.FLOOR.PRECISE([.A101]/12-1;1))" office:value-type="string" office:string-value="2489.0158697767 / (F_CPU / 512.0 / 256) * 256, //99 - D#7" calcext:value-type="string">
            <text:p>2489.0158697767 / (F_CPU / 512.0 / 256) * 256, //99 - D#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2;1/12)^([.A102]-69)*440" office:value-type="float" office:value="2637.02045530296" calcext:value-type="float">
            <text:p>2637.0204553030</text:p>
          </table:table-cell>
          <table:table-cell office:value-type="string" calcext:value-type="string">
            <text:p>E</text:p>
          </table:table-cell>
          <table:table-cell table:formula="of:=CONCATENATE(TEXT([.B102];&quot;0.0000000000&quot;);&quot; / (F_CPU / 512.0 / 256) * 256, //&quot;;[.A102];&quot; - &quot;;[.C102];COM.MICROSOFT.FLOOR.PRECISE([.A102]/12-1;1))" office:value-type="string" office:string-value="2637.0204553030 / (F_CPU / 512.0 / 256) * 256, //100 - E7" calcext:value-type="string">
            <text:p>2637.0204553030 / (F_CPU / 512.0 / 256) * 256, //100 - E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POWER(2;1/12)^([.A103]-69)*440" office:value-type="float" office:value="2793.82585146403" calcext:value-type="float">
            <text:p>2793.8258514640</text:p>
          </table:table-cell>
          <table:table-cell office:value-type="string" calcext:value-type="string">
            <text:p>F</text:p>
          </table:table-cell>
          <table:table-cell table:formula="of:=CONCATENATE(TEXT([.B103];&quot;0.0000000000&quot;);&quot; / (F_CPU / 512.0 / 256) * 256, //&quot;;[.A103];&quot; - &quot;;[.C103];COM.MICROSOFT.FLOOR.PRECISE([.A103]/12-1;1))" office:value-type="string" office:string-value="2793.8258514640 / (F_CPU / 512.0 / 256) * 256, //101 - F7" calcext:value-type="string">
            <text:p>2793.8258514640 / (F_CPU / 512.0 / 256) * 256, //101 - F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POWER(2;1/12)^([.A104]-69)*440" office:value-type="float" office:value="2959.95538169308" calcext:value-type="float">
            <text:p>2959.9553816931</text:p>
          </table:table-cell>
          <table:table-cell office:value-type="string" calcext:value-type="string">
            <text:p>F#</text:p>
          </table:table-cell>
          <table:table-cell table:formula="of:=CONCATENATE(TEXT([.B104];&quot;0.0000000000&quot;);&quot; / (F_CPU / 512.0 / 256) * 256, //&quot;;[.A104];&quot; - &quot;;[.C104];COM.MICROSOFT.FLOOR.PRECISE([.A104]/12-1;1))" office:value-type="string" office:string-value="2959.9553816931 / (F_CPU / 512.0 / 256) * 256, //102 - F#7" calcext:value-type="string">
            <text:p>2959.9553816931 / (F_CPU / 512.0 / 256) * 256, //102 - F#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POWER(2;1/12)^([.A105]-69)*440" office:value-type="float" office:value="3135.963487854" calcext:value-type="float">
            <text:p>3135.9634878540</text:p>
          </table:table-cell>
          <table:table-cell office:value-type="string" calcext:value-type="string">
            <text:p>G</text:p>
          </table:table-cell>
          <table:table-cell table:formula="of:=CONCATENATE(TEXT([.B105];&quot;0.0000000000&quot;);&quot; / (F_CPU / 512.0 / 256) * 256, //&quot;;[.A105];&quot; - &quot;;[.C105];COM.MICROSOFT.FLOOR.PRECISE([.A105]/12-1;1))" office:value-type="string" office:string-value="3135.9634878540 / (F_CPU / 512.0 / 256) * 256, //103 - G7" calcext:value-type="string">
            <text:p>3135.9634878540 / (F_CPU / 512.0 / 256) * 256, //103 - G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POWER(2;1/12)^([.A106]-69)*440" office:value-type="float" office:value="3322.43758063957" calcext:value-type="float">
            <text:p>3322.4375806396</text:p>
          </table:table-cell>
          <table:table-cell office:value-type="string" calcext:value-type="string">
            <text:p>G#</text:p>
          </table:table-cell>
          <table:table-cell table:formula="of:=CONCATENATE(TEXT([.B106];&quot;0.0000000000&quot;);&quot; / (F_CPU / 512.0 / 256) * 256, //&quot;;[.A106];&quot; - &quot;;[.C106];COM.MICROSOFT.FLOOR.PRECISE([.A106]/12-1;1))" office:value-type="string" office:string-value="3322.4375806396 / (F_CPU / 512.0 / 256) * 256, //104 - G#7" calcext:value-type="string">
            <text:p>3322.4375806396 / (F_CPU / 512.0 / 256) * 256, //104 - G#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POWER(2;1/12)^([.A107]-69)*440" office:value-type="float" office:value="3520.00000000001" calcext:value-type="float">
            <text:p>3520.0000000000</text:p>
          </table:table-cell>
          <table:table-cell office:value-type="string" calcext:value-type="string">
            <text:p>A</text:p>
          </table:table-cell>
          <table:table-cell table:formula="of:=CONCATENATE(TEXT([.B107];&quot;0.0000000000&quot;);&quot; / (F_CPU / 512.0 / 256) * 256, //&quot;;[.A107];&quot; - &quot;;[.C107];COM.MICROSOFT.FLOOR.PRECISE([.A107]/12-1;1))" office:value-type="string" office:string-value="3520.0000000000 / (F_CPU / 512.0 / 256) * 256, //105 - A7" calcext:value-type="string">
            <text:p>3520.0000000000 / (F_CPU / 512.0 / 256) * 256, //105 - A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POWER(2;1/12)^([.A108]-69)*440" office:value-type="float" office:value="3729.31009214472" calcext:value-type="float">
            <text:p>3729.3100921447</text:p>
          </table:table-cell>
          <table:table-cell office:value-type="string" calcext:value-type="string">
            <text:p>A#</text:p>
          </table:table-cell>
          <table:table-cell table:formula="of:=CONCATENATE(TEXT([.B108];&quot;0.0000000000&quot;);&quot; / (F_CPU / 512.0 / 256) * 256, //&quot;;[.A108];&quot; - &quot;;[.C108];COM.MICROSOFT.FLOOR.PRECISE([.A108]/12-1;1))" office:value-type="string" office:string-value="3729.3100921447 / (F_CPU / 512.0 / 256) * 256, //106 - A#7" calcext:value-type="string">
            <text:p>3729.3100921447 / (F_CPU / 512.0 / 256) * 256, //106 - A#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POWER(2;1/12)^([.A109]-69)*440" office:value-type="float" office:value="3951.066410049" calcext:value-type="float">
            <text:p>3951.0664100490</text:p>
          </table:table-cell>
          <table:table-cell office:value-type="string" calcext:value-type="string">
            <text:p>B</text:p>
          </table:table-cell>
          <table:table-cell table:formula="of:=CONCATENATE(TEXT([.B109];&quot;0.0000000000&quot;);&quot; / (F_CPU / 512.0 / 256) * 256, //&quot;;[.A109];&quot; - &quot;;[.C109];COM.MICROSOFT.FLOOR.PRECISE([.A109]/12-1;1))" office:value-type="string" office:string-value="3951.0664100490 / (F_CPU / 512.0 / 256) * 256, //107 - B7" calcext:value-type="string">
            <text:p>3951.0664100490 / (F_CPU / 512.0 / 256) * 256, //107 - B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POWER(2;1/12)^([.A110]-69)*440" office:value-type="float" office:value="4186.00904480959" calcext:value-type="float">
            <text:p>4186.0090448096</text:p>
          </table:table-cell>
          <table:table-cell office:value-type="string" calcext:value-type="string">
            <text:p>C</text:p>
          </table:table-cell>
          <table:table-cell table:formula="of:=CONCATENATE(TEXT([.B110];&quot;0.0000000000&quot;);&quot; / (F_CPU / 512.0 / 256) * 256, //&quot;;[.A110];&quot; - &quot;;[.C110];COM.MICROSOFT.FLOOR.PRECISE([.A110]/12-1;1))" office:value-type="string" office:string-value="4186.0090448096 / (F_CPU / 512.0 / 256) * 256, //108 - C8" calcext:value-type="string">
            <text:p>4186.0090448096 / (F_CPU / 512.0 / 256) * 256, //108 - C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POWER(2;1/12)^([.A111]-69)*440" office:value-type="float" office:value="4434.92209562996" calcext:value-type="float">
            <text:p>4434.9220956300</text:p>
          </table:table-cell>
          <table:table-cell office:value-type="string" calcext:value-type="string">
            <text:p>C#</text:p>
          </table:table-cell>
          <table:table-cell table:formula="of:=CONCATENATE(TEXT([.B111];&quot;0.0000000000&quot;);&quot; / (F_CPU / 512.0 / 256) * 256, //&quot;;[.A111];&quot; - &quot;;[.C111];COM.MICROSOFT.FLOOR.PRECISE([.A111]/12-1;1))" office:value-type="string" office:string-value="4434.9220956300 / (F_CPU / 512.0 / 256) * 256, //109 - C#8" calcext:value-type="string">
            <text:p>4434.9220956300 / (F_CPU / 512.0 / 256) * 256, //109 - C#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POWER(2;1/12)^([.A112]-69)*440" office:value-type="float" office:value="4698.63628667853" calcext:value-type="float">
            <text:p>4698.6362866785</text:p>
          </table:table-cell>
          <table:table-cell office:value-type="string" calcext:value-type="string">
            <text:p>D</text:p>
          </table:table-cell>
          <table:table-cell table:formula="of:=CONCATENATE(TEXT([.B112];&quot;0.0000000000&quot;);&quot; / (F_CPU / 512.0 / 256) * 256, //&quot;;[.A112];&quot; - &quot;;[.C112];COM.MICROSOFT.FLOOR.PRECISE([.A112]/12-1;1))" office:value-type="string" office:string-value="4698.6362866785 / (F_CPU / 512.0 / 256) * 256, //110 - D8" calcext:value-type="string">
            <text:p>4698.6362866785 / (F_CPU / 512.0 / 256) * 256, //110 - D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POWER(2;1/12)^([.A113]-69)*440" office:value-type="float" office:value="4978.0317395533" calcext:value-type="float">
            <text:p>4978.0317395533</text:p>
          </table:table-cell>
          <table:table-cell office:value-type="string" calcext:value-type="string">
            <text:p>D#</text:p>
          </table:table-cell>
          <table:table-cell table:formula="of:=CONCATENATE(TEXT([.B113];&quot;0.0000000000&quot;);&quot; / (F_CPU / 512.0 / 256) * 256, //&quot;;[.A113];&quot; - &quot;;[.C113];COM.MICROSOFT.FLOOR.PRECISE([.A113]/12-1;1))" office:value-type="string" office:string-value="4978.0317395533 / (F_CPU / 512.0 / 256) * 256, //111 - D#8" calcext:value-type="string">
            <text:p>4978.0317395533 / (F_CPU / 512.0 / 256) * 256, //111 - D#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POWER(2;1/12)^([.A114]-69)*440" office:value-type="float" office:value="5274.04091060593" calcext:value-type="float">
            <text:p>5274.0409106059</text:p>
          </table:table-cell>
          <table:table-cell office:value-type="string" calcext:value-type="string">
            <text:p>E</text:p>
          </table:table-cell>
          <table:table-cell table:formula="of:=CONCATENATE(TEXT([.B114];&quot;0.0000000000&quot;);&quot; / (F_CPU / 512.0 / 256) * 256, //&quot;;[.A114];&quot; - &quot;;[.C114];COM.MICROSOFT.FLOOR.PRECISE([.A114]/12-1;1))" office:value-type="string" office:string-value="5274.0409106059 / (F_CPU / 512.0 / 256) * 256, //112 - E8" calcext:value-type="string">
            <text:p>5274.0409106059 / (F_CPU / 512.0 / 256) * 256, //112 - E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POWER(2;1/12)^([.A115]-69)*440" office:value-type="float" office:value="5587.65170292807" calcext:value-type="float">
            <text:p>5587.6517029281</text:p>
          </table:table-cell>
          <table:table-cell office:value-type="string" calcext:value-type="string">
            <text:p>F</text:p>
          </table:table-cell>
          <table:table-cell table:formula="of:=CONCATENATE(TEXT([.B115];&quot;0.0000000000&quot;);&quot; / (F_CPU / 512.0 / 256) * 256, //&quot;;[.A115];&quot; - &quot;;[.C115];COM.MICROSOFT.FLOOR.PRECISE([.A115]/12-1;1))" office:value-type="string" office:string-value="5587.6517029281 / (F_CPU / 512.0 / 256) * 256, //113 - F8" calcext:value-type="string">
            <text:p>5587.6517029281 / (F_CPU / 512.0 / 256) * 256, //113 - F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POWER(2;1/12)^([.A116]-69)*440" office:value-type="float" office:value="5919.91076338616" calcext:value-type="float">
            <text:p>5919.9107633862</text:p>
          </table:table-cell>
          <table:table-cell office:value-type="string" calcext:value-type="string">
            <text:p>F#</text:p>
          </table:table-cell>
          <table:table-cell table:formula="of:=CONCATENATE(TEXT([.B116];&quot;0.0000000000&quot;);&quot; / (F_CPU / 512.0 / 256) * 256, //&quot;;[.A116];&quot; - &quot;;[.C116];COM.MICROSOFT.FLOOR.PRECISE([.A116]/12-1;1))" office:value-type="string" office:string-value="5919.9107633862 / (F_CPU / 512.0 / 256) * 256, //114 - F#8" calcext:value-type="string">
            <text:p>5919.9107633862 / (F_CPU / 512.0 / 256) * 256, //114 - F#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POWER(2;1/12)^([.A117]-69)*440" office:value-type="float" office:value="6271.926975708" calcext:value-type="float">
            <text:p>6271.9269757080</text:p>
          </table:table-cell>
          <table:table-cell office:value-type="string" calcext:value-type="string">
            <text:p>G</text:p>
          </table:table-cell>
          <table:table-cell table:formula="of:=CONCATENATE(TEXT([.B117];&quot;0.0000000000&quot;);&quot; / (F_CPU / 512.0 / 256) * 256, //&quot;;[.A117];&quot; - &quot;;[.C117];COM.MICROSOFT.FLOOR.PRECISE([.A117]/12-1;1))" office:value-type="string" office:string-value="6271.9269757080 / (F_CPU / 512.0 / 256) * 256, //115 - G8" calcext:value-type="string">
            <text:p>6271.9269757080 / (F_CPU / 512.0 / 256) * 256, //115 - G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POWER(2;1/12)^([.A118]-69)*440" office:value-type="float" office:value="6644.87516127914" calcext:value-type="float">
            <text:p>6644.8751612791</text:p>
          </table:table-cell>
          <table:table-cell office:value-type="string" calcext:value-type="string">
            <text:p>G#</text:p>
          </table:table-cell>
          <table:table-cell table:formula="of:=CONCATENATE(TEXT([.B118];&quot;0.0000000000&quot;);&quot; / (F_CPU / 512.0 / 256) * 256, //&quot;;[.A118];&quot; - &quot;;[.C118];COM.MICROSOFT.FLOOR.PRECISE([.A118]/12-1;1))" office:value-type="string" office:string-value="6644.8751612791 / (F_CPU / 512.0 / 256) * 256, //116 - G#8" calcext:value-type="string">
            <text:p>6644.8751612791 / (F_CPU / 512.0 / 256) * 256, //116 - G#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POWER(2;1/12)^([.A119]-69)*440" office:value-type="float" office:value="7040.00000000001" calcext:value-type="float">
            <text:p>7040.0000000000</text:p>
          </table:table-cell>
          <table:table-cell office:value-type="string" calcext:value-type="string">
            <text:p>A</text:p>
          </table:table-cell>
          <table:table-cell table:formula="of:=CONCATENATE(TEXT([.B119];&quot;0.0000000000&quot;);&quot; / (F_CPU / 512.0 / 256) * 256, //&quot;;[.A119];&quot; - &quot;;[.C119];COM.MICROSOFT.FLOOR.PRECISE([.A119]/12-1;1))" office:value-type="string" office:string-value="7040.0000000000 / (F_CPU / 512.0 / 256) * 256, //117 - A8" calcext:value-type="string">
            <text:p>7040.0000000000 / (F_CPU / 512.0 / 256) * 256, //117 - A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POWER(2;1/12)^([.A120]-69)*440" office:value-type="float" office:value="7458.62018428945" calcext:value-type="float">
            <text:p>7458.6201842895</text:p>
          </table:table-cell>
          <table:table-cell office:value-type="string" calcext:value-type="string">
            <text:p>A#</text:p>
          </table:table-cell>
          <table:table-cell table:formula="of:=CONCATENATE(TEXT([.B120];&quot;0.0000000000&quot;);&quot; / (F_CPU / 512.0 / 256) * 256, //&quot;;[.A120];&quot; - &quot;;[.C120];COM.MICROSOFT.FLOOR.PRECISE([.A120]/12-1;1))" office:value-type="string" office:string-value="7458.6201842895 / (F_CPU / 512.0 / 256) * 256, //118 - A#8" calcext:value-type="string">
            <text:p>7458.6201842895 / (F_CPU / 512.0 / 256) * 256, //118 - A#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POWER(2;1/12)^([.A121]-69)*440" office:value-type="float" office:value="7902.132820098" calcext:value-type="float">
            <text:p>7902.1328200980</text:p>
          </table:table-cell>
          <table:table-cell office:value-type="string" calcext:value-type="string">
            <text:p>B</text:p>
          </table:table-cell>
          <table:table-cell table:formula="of:=CONCATENATE(TEXT([.B121];&quot;0.0000000000&quot;);&quot; / (F_CPU / 512.0 / 256) * 256, //&quot;;[.A121];&quot; - &quot;;[.C121];COM.MICROSOFT.FLOOR.PRECISE([.A121]/12-1;1))" office:value-type="string" office:string-value="7902.1328200980 / (F_CPU / 512.0 / 256) * 256, //119 - B8" calcext:value-type="string">
            <text:p>7902.1328200980 / (F_CPU / 512.0 / 256) * 256, //119 - B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POWER(2;1/12)^([.A122]-69)*440" office:value-type="float" office:value="8372.01808961918" calcext:value-type="float">
            <text:p>8372.0180896192</text:p>
          </table:table-cell>
          <table:table-cell office:value-type="string" calcext:value-type="string">
            <text:p>C</text:p>
          </table:table-cell>
          <table:table-cell table:formula="of:=CONCATENATE(TEXT([.B122];&quot;0.0000000000&quot;);&quot; / (F_CPU / 512.0 / 256) * 256, //&quot;;[.A122];&quot; - &quot;;[.C122];COM.MICROSOFT.FLOOR.PRECISE([.A122]/12-1;1))" office:value-type="string" office:string-value="8372.0180896192 / (F_CPU / 512.0 / 256) * 256, //120 - C9" calcext:value-type="string">
            <text:p>8372.0180896192 / (F_CPU / 512.0 / 256) * 256, //120 - C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POWER(2;1/12)^([.A123]-69)*440" office:value-type="float" office:value="8869.84419125993" calcext:value-type="float">
            <text:p>8869.8441912599</text:p>
          </table:table-cell>
          <table:table-cell office:value-type="string" calcext:value-type="string">
            <text:p>C#</text:p>
          </table:table-cell>
          <table:table-cell table:formula="of:=CONCATENATE(TEXT([.B123];&quot;0.0000000000&quot;);&quot; / (F_CPU / 512.0 / 256) * 256, //&quot;;[.A123];&quot; - &quot;;[.C123];COM.MICROSOFT.FLOOR.PRECISE([.A123]/12-1;1))" office:value-type="string" office:string-value="8869.8441912599 / (F_CPU / 512.0 / 256) * 256, //121 - C#9" calcext:value-type="string">
            <text:p>8869.8441912599 / (F_CPU / 512.0 / 256) * 256, //121 - C#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POWER(2;1/12)^([.A124]-69)*440" office:value-type="float" office:value="9397.27257335706" calcext:value-type="float">
            <text:p>9397.2725733571</text:p>
          </table:table-cell>
          <table:table-cell office:value-type="string" calcext:value-type="string">
            <text:p>D</text:p>
          </table:table-cell>
          <table:table-cell table:formula="of:=CONCATENATE(TEXT([.B124];&quot;0.0000000000&quot;);&quot; / (F_CPU / 512.0 / 256) * 256, //&quot;;[.A124];&quot; - &quot;;[.C124];COM.MICROSOFT.FLOOR.PRECISE([.A124]/12-1;1))" office:value-type="string" office:string-value="9397.2725733571 / (F_CPU / 512.0 / 256) * 256, //122 - D9" calcext:value-type="string">
            <text:p>9397.2725733571 / (F_CPU / 512.0 / 256) * 256, //122 - D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POWER(2;1/12)^([.A125]-69)*440" office:value-type="float" office:value="9956.06347910661" calcext:value-type="float">
            <text:p>9956.0634791066</text:p>
          </table:table-cell>
          <table:table-cell office:value-type="string" calcext:value-type="string">
            <text:p>D#</text:p>
          </table:table-cell>
          <table:table-cell table:formula="of:=CONCATENATE(TEXT([.B125];&quot;0.0000000000&quot;);&quot; / (F_CPU / 512.0 / 256) * 256, //&quot;;[.A125];&quot; - &quot;;[.C125];COM.MICROSOFT.FLOOR.PRECISE([.A125]/12-1;1))" office:value-type="string" office:string-value="9956.0634791066 / (F_CPU / 512.0 / 256) * 256, //123 - D#9" calcext:value-type="string">
            <text:p>9956.0634791066 / (F_CPU / 512.0 / 256) * 256, //123 - D#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POWER(2;1/12)^([.A126]-69)*440" office:value-type="float" office:value="10548.0818212119" calcext:value-type="float">
            <text:p>10548.0818212119</text:p>
          </table:table-cell>
          <table:table-cell office:value-type="string" calcext:value-type="string">
            <text:p>E</text:p>
          </table:table-cell>
          <table:table-cell table:formula="of:=CONCATENATE(TEXT([.B126];&quot;0.0000000000&quot;);&quot; / (F_CPU / 512.0 / 256) * 256, //&quot;;[.A126];&quot; - &quot;;[.C126];COM.MICROSOFT.FLOOR.PRECISE([.A126]/12-1;1))" office:value-type="string" office:string-value="10548.0818212119 / (F_CPU / 512.0 / 256) * 256, //124 - E9" calcext:value-type="string">
            <text:p>10548.0818212119 / (F_CPU / 512.0 / 256) * 256, //124 - E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POWER(2;1/12)^([.A127]-69)*440" office:value-type="float" office:value="11175.3034058562" calcext:value-type="float">
            <text:p>11175.3034058562</text:p>
          </table:table-cell>
          <table:table-cell office:value-type="string" calcext:value-type="string">
            <text:p>F</text:p>
          </table:table-cell>
          <table:table-cell table:formula="of:=CONCATENATE(TEXT([.B127];&quot;0.0000000000&quot;);&quot; / (F_CPU / 512.0 / 256) * 256, //&quot;;[.A127];&quot; - &quot;;[.C127];COM.MICROSOFT.FLOOR.PRECISE([.A127]/12-1;1))" office:value-type="string" office:string-value="11175.3034058562 / (F_CPU / 512.0 / 256) * 256, //125 - F9" calcext:value-type="string">
            <text:p>11175.3034058562 / (F_CPU / 512.0 / 256) * 256, //125 - F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POWER(2;1/12)^([.A128]-69)*440" office:value-type="float" office:value="11839.8215267723" calcext:value-type="float">
            <text:p>11839.8215267723</text:p>
          </table:table-cell>
          <table:table-cell office:value-type="string" calcext:value-type="string">
            <text:p>F#</text:p>
          </table:table-cell>
          <table:table-cell table:formula="of:=CONCATENATE(TEXT([.B128];&quot;0.0000000000&quot;);&quot; / (F_CPU / 512.0 / 256) * 256, //&quot;;[.A128];&quot; - &quot;;[.C128];COM.MICROSOFT.FLOOR.PRECISE([.A128]/12-1;1))" office:value-type="string" office:string-value="11839.8215267723 / (F_CPU / 512.0 / 256) * 256, //126 - F#9" calcext:value-type="string">
            <text:p>11839.8215267723 / (F_CPU / 512.0 / 256) * 256, //126 - F#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POWER(2;1/12)^([.A129]-69)*440" office:value-type="float" office:value="12543.853951416" calcext:value-type="float">
            <text:p>12543.8539514160</text:p>
          </table:table-cell>
          <table:table-cell office:value-type="string" calcext:value-type="string">
            <text:p>G</text:p>
          </table:table-cell>
          <table:table-cell table:formula="of:=CONCATENATE(TEXT([.B129];&quot;0.0000000000&quot;);&quot; / (F_CPU / 512.0 / 256) * 256, //&quot;;[.A129];&quot; - &quot;;[.C129];COM.MICROSOFT.FLOOR.PRECISE([.A129]/12-1;1))" office:value-type="string" office:string-value="12543.8539514160 / (F_CPU / 512.0 / 256) * 256, //127 - G9" calcext:value-type="string">
            <text:p>12543.8539514160 / (F_CPU / 512.0 / 256) * 256, //127 - G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1:07:15.972358040</meta:creation-date>
    <dc:date>2016-01-17T21:49:05.607634938</dc:date>
    <meta:editing-duration>PT11M16S</meta:editing-duration>
    <meta:editing-cycles>2</meta:editing-cycles>
    <meta:generator>LibreOffice/4.4.3.2$Linux_x86 LibreOffice_project/40m0$Build-2</meta:generator>
    <meta:document-statistic meta:table-count="1" meta:cell-count="516" meta:object-count="0"/>
  </office:meta>
</office:document-meta>
</file>